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1:Sheet1.A8 Sheet1.E1:Sheet1.E1 Sheet1.F1:Sheet1.F8 Sheet1.A10:Sheet1.A17 Sheet1.E10:Sheet1.E10 Sheet1.F10:Sheet1.F17 Sheet1.A18:Sheet1.A25 Sheet1.E18:Sheet1.E18 Sheet1.F18:Sheet1.F25 Sheet1.A26:Sheet1.A33 Sheet1.E26:Sheet1.E26 Sheet1.F26:Sheet1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642.01" calcext:value-type="float">
            <text:p>39642.01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3964201" calcext:value-type="float">
            <text:p>0.03964201</text:p>
          </table:table-cell>
          <table:table-cell table:formula="of:=[.C1]*[.A1]/([.H$8]*[.I$8])" office:value-type="float" office:value="229.393939393939" calcext:value-type="float">
            <text:p>229.3939393939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6888.32" calcext:value-type="float">
            <text:p>76888.32</text:p>
          </table:table-cell>
          <table:table-cell/>
          <table:table-cell table:formula="of:=[.D2]/1000000" office:value-type="float" office:value="0.07688832" calcext:value-type="float">
            <text:p>0.07688832</text:p>
          </table:table-cell>
          <table:table-cell table:formula="of:=[.C2]*[.A2]/([.H$8]*[.I$8])" office:value-type="float" office:value="236.363636363636" calcext:value-type="float">
            <text:p>236.3636363636</text:p>
          </table:table-cell>
          <table:table-cell office:value-type="string" calcext:value-type="string">
            <text:p>sorting a set of 26k elements, simulated on one p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45305.96" calcext:value-type="float">
            <text:p>145305.96</text:p>
          </table:table-cell>
          <table:table-cell/>
          <table:table-cell table:formula="of:=[.D3]/1000000" office:value-type="float" office:value="0.14530596" calcext:value-type="float">
            <text:p>0.14530596</text:p>
          </table:table-cell>
          <table:table-cell table:formula="of:=[.C3]*[.A3]/([.H$8]*[.I$8])" office:value-type="float" office:value="250.909090909091" calcext:value-type="float">
            <text:p>250.90909090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63072.44" calcext:value-type="float">
            <text:p>263072.44</text:p>
          </table:table-cell>
          <table:table-cell/>
          <table:table-cell table:formula="of:=[.D4]/1000000" office:value-type="float" office:value="0.26307244" calcext:value-type="float">
            <text:p>0.26307244</text:p>
          </table:table-cell>
          <table:table-cell table:formula="of:=[.C4]*[.A4]/([.H$8]*[.I$8])" office:value-type="float" office:value="276.363636363636" calcext:value-type="float">
            <text:p>276.3636363636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64422.63" calcext:value-type="float">
            <text:p>464422.63</text:p>
          </table:table-cell>
          <table:table-cell/>
          <table:table-cell table:formula="of:=[.D5]/1000000" office:value-type="float" office:value="0.46442263" calcext:value-type="float">
            <text:p>0.46442263</text:p>
          </table:table-cell>
          <table:table-cell table:formula="of:=[.C5]*[.A5]/([.H$8]*[.I$8])" office:value-type="float" office:value="315.151515151515" calcext:value-type="float">
            <text:p>315.15151515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86780.9" calcext:value-type="float">
            <text:p>986780.9</text:p>
          </table:table-cell>
          <table:table-cell/>
          <table:table-cell table:formula="of:=[.D6]/1000000" office:value-type="float" office:value="0.9867809" calcext:value-type="float">
            <text:p>0.9867809</text:p>
          </table:table-cell>
          <table:table-cell table:formula="of:=[.C6]*[.A6]/([.H$8]*[.I$8])" office:value-type="float" office:value="300.606060606061" calcext:value-type="float">
            <text:p>300.60606060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32150.25" calcext:value-type="float">
            <text:p>1932150.25</text:p>
          </table:table-cell>
          <table:table-cell/>
          <table:table-cell table:formula="of:=[.D7]/1000000" office:value-type="float" office:value="1.93215025" calcext:value-type="float">
            <text:p>1.93215025</text:p>
          </table:table-cell>
          <table:table-cell table:formula="of:=[.C7]*[.A7]/([.H$8]*[.I$8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27574.62" calcext:value-type="float">
            <text:p>3827574.62</text:p>
          </table:table-cell>
          <table:table-cell/>
          <table:table-cell table:formula="of:=[.D8]/1000000" office:value-type="float" office:value="3.82757462" calcext:value-type="float">
            <text:p>3.82757462</text:p>
          </table:table-cell>
          <table:table-cell table:formula="of:=[.C8]*[.A8]/([.H$8]*[.I$8])" office:value-type="float" office:value="310.30303030303" calcext:value-type="float">
            <text:p>310.30303030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42846.98" calcext:value-type="float">
            <text:p>42846.98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04284698" calcext:value-type="float">
            <text:p>0.04284698</text:p>
          </table:table-cell>
          <table:table-cell table:formula="of:=[.C10]*[.A10]/([.H$10]*[.I$10])" office:value-type="float" office:value="104.848484848485" calcext:value-type="float">
            <text:p>104.848484848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61653.48" calcext:value-type="float">
            <text:p>61653.48</text:p>
          </table:table-cell>
          <table:table-cell/>
          <table:table-cell table:formula="of:=[.D11]/1000000" office:value-type="float" office:value="0.06165348" calcext:value-type="float">
            <text:p>0.06165348</text:p>
          </table:table-cell>
          <table:table-cell table:formula="of:=[.C11]*[.A11]/([.H$10]*[.I$10])" office:value-type="float" office:value="147.878787878788" calcext:value-type="float">
            <text:p>147.87878787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96526.35" calcext:value-type="float">
            <text:p>96526.35</text:p>
          </table:table-cell>
          <table:table-cell/>
          <table:table-cell table:formula="of:=[.D12]/1000000" office:value-type="float" office:value="0.09652635" calcext:value-type="float">
            <text:p>0.09652635</text:p>
          </table:table-cell>
          <table:table-cell table:formula="of:=[.C12]*[.A12]/([.H$10]*[.I$10])" office:value-type="float" office:value="187.878787878788" calcext:value-type="float">
            <text:p>187.87878787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914.23" calcext:value-type="float">
            <text:p>159914.23</text:p>
          </table:table-cell>
          <table:table-cell/>
          <table:table-cell table:formula="of:=[.D13]/1000000" office:value-type="float" office:value="0.15991423" calcext:value-type="float">
            <text:p>0.15991423</text:p>
          </table:table-cell>
          <table:table-cell table:formula="of:=[.C13]*[.A13]/([.H$10]*[.I$10])" office:value-type="float" office:value="227.878787878788" calcext:value-type="float">
            <text:p>227.878787878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0646.6" calcext:value-type="float">
            <text:p>270646.6</text:p>
          </table:table-cell>
          <table:table-cell/>
          <table:table-cell table:formula="of:=[.D14]/1000000" office:value-type="float" office:value="0.2706466" calcext:value-type="float">
            <text:p>0.2706466</text:p>
          </table:table-cell>
          <table:table-cell table:formula="of:=[.C14]*[.A14]/([.H$10]*[.I$10])" office:value-type="float" office:value="271.515151515151" calcext:value-type="float">
            <text:p>271.51515151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2258.16" calcext:value-type="float">
            <text:p>532258.16</text:p>
          </table:table-cell>
          <table:table-cell/>
          <table:table-cell table:formula="of:=[.D15]/1000000" office:value-type="float" office:value="0.53225816" calcext:value-type="float">
            <text:p>0.53225816</text:p>
          </table:table-cell>
          <table:table-cell table:formula="of:=[.C15]*[.A15]/([.H$10]*[.I$10])" office:value-type="float" office:value="281.212121212121" calcext:value-type="float">
            <text:p>281.21212121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8406.18" calcext:value-type="float">
            <text:p>1098406.18</text:p>
          </table:table-cell>
          <table:table-cell/>
          <table:table-cell table:formula="of:=[.D16]/1000000" office:value-type="float" office:value="1.09840618" calcext:value-type="float">
            <text:p>1.09840618</text:p>
          </table:table-cell>
          <table:table-cell table:formula="of:=[.C16]*[.A16]/([.H$10]*[.I$10])" office:value-type="float" office:value="271.515151515151" calcext:value-type="float">
            <text:p>271.515151515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8654.81" calcext:value-type="float">
            <text:p>1948654.81</text:p>
          </table:table-cell>
          <table:table-cell/>
          <table:table-cell table:formula="of:=[.D17]/1000000" office:value-type="float" office:value="1.94865481" calcext:value-type="float">
            <text:p>1.94865481</text:p>
          </table:table-cell>
          <table:table-cell table:formula="of:=[.C17]*[.A17]/([.H$10]*[.I$10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office:value-type="float" office:value="43061.83" calcext:value-type="float">
            <text:p>43061.83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4306183" calcext:value-type="float">
            <text:p>0.04306183</text:p>
          </table:table-cell>
          <table:table-cell table:formula="of:=[.C18]*[.A18]/([.H$10]*[.I$10])" office:value-type="float" office:value="104.848484848485" calcext:value-type="float">
            <text:p>104.84848484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office:value-type="float" office:value="61477.98" calcext:value-type="float">
            <text:p>61477.98</text:p>
          </table:table-cell>
          <table:table-cell/>
          <table:table-cell table:formula="of:=[.D19]/1000000" office:value-type="float" office:value="0.06147798" calcext:value-type="float">
            <text:p>0.06147798</text:p>
          </table:table-cell>
          <table:table-cell table:formula="of:=[.C19]*[.A19]/([.H$10]*[.I$10])" office:value-type="float" office:value="147.878787878788" calcext:value-type="float">
            <text:p>147.87878787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97889.81" calcext:value-type="float">
            <text:p>97889.81</text:p>
          </table:table-cell>
          <table:table-cell/>
          <table:table-cell table:formula="of:=[.D20]/1000000" office:value-type="float" office:value="0.09788981" calcext:value-type="float">
            <text:p>0.09788981</text:p>
          </table:table-cell>
          <table:table-cell table:formula="of:=[.C20]*[.A2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6699.52" calcext:value-type="float">
            <text:p>156699.52</text:p>
          </table:table-cell>
          <table:table-cell/>
          <table:table-cell table:formula="of:=[.D21]/1000000" office:value-type="float" office:value="0.15669952" calcext:value-type="float">
            <text:p>0.15669952</text:p>
          </table:table-cell>
          <table:table-cell table:formula="of:=[.C21]*[.A21]/([.H$10]*[.I$10])" office:value-type="float" office:value="232.727272727273" calcext:value-type="float">
            <text:p>232.72727272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63039.74" calcext:value-type="float">
            <text:p>263039.74</text:p>
          </table:table-cell>
          <table:table-cell/>
          <table:table-cell table:formula="of:=[.D22]/1000000" office:value-type="float" office:value="0.26303974" calcext:value-type="float">
            <text:p>0.26303974</text:p>
          </table:table-cell>
          <table:table-cell table:formula="of:=[.C22]*[.A22]/([.H$10]*[.I$10])" office:value-type="float" office:value="276.363636363636" calcext:value-type="float">
            <text:p>276.36363636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21241.14" calcext:value-type="float">
            <text:p>521241.14</text:p>
          </table:table-cell>
          <table:table-cell/>
          <table:table-cell table:formula="of:=[.D23]/1000000" office:value-type="float" office:value="0.52124114" calcext:value-type="float">
            <text:p>0.52124114</text:p>
          </table:table-cell>
          <table:table-cell table:formula="of:=[.C23]*[.A23]/([.H$10]*[.I$10])" office:value-type="float" office:value="281.212121212121" calcext:value-type="float">
            <text:p>281.21212121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93061.3" calcext:value-type="float">
            <text:p>993061.3</text:p>
          </table:table-cell>
          <table:table-cell/>
          <table:table-cell table:formula="of:=[.D24]/1000000" office:value-type="float" office:value="0.9930613" calcext:value-type="float">
            <text:p>0.9930613</text:p>
          </table:table-cell>
          <table:table-cell table:formula="of:=[.C24]*[.A24]/([.H$10]*[.I$10])" office:value-type="float" office:value="290.909090909091" calcext:value-type="float">
            <text:p>290.90909090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82046.62" calcext:value-type="float">
            <text:p>1982046.62</text:p>
          </table:table-cell>
          <table:table-cell/>
          <table:table-cell table:formula="of:=[.D25]/1000000" office:value-type="float" office:value="1.98204662" calcext:value-type="float">
            <text:p>1.98204662</text:p>
          </table:table-cell>
          <table:table-cell table:formula="of:=[.C25]*[.A25]/([.H$10]*[.I$10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78" calcext:value-type="float">
            <text:p>678</text:p>
          </table:table-cell>
          <table:table-cell office:value-type="float" office:value="42809.71" calcext:value-type="float">
            <text:p>42809.71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4280971" calcext:value-type="float">
            <text:p>0.04280971</text:p>
          </table:table-cell>
          <table:table-cell table:formula="of:=[.C26]*[.A26]/([.H$10]*[.I$10])" office:value-type="float" office:value="102.727272727273" calcext:value-type="float">
            <text:p>102.72727272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float" office:value="62599.08" calcext:value-type="float">
            <text:p>62599.08</text:p>
          </table:table-cell>
          <table:table-cell/>
          <table:table-cell table:formula="of:=[.D27]/1000000" office:value-type="float" office:value="0.06259908" calcext:value-type="float">
            <text:p>0.06259908</text:p>
          </table:table-cell>
          <table:table-cell table:formula="of:=[.C27]*[.A27]/([.H$10]*[.I$10])" office:value-type="float" office:value="145.454545454545" calcext:value-type="float">
            <text:p>145.4545454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8" calcext:value-type="float">
            <text:p>308</text:p>
          </table:table-cell>
          <table:table-cell office:value-type="float" office:value="97382.98" calcext:value-type="float">
            <text:p>97382.98</text:p>
          </table:table-cell>
          <table:table-cell/>
          <table:table-cell table:formula="of:=[.D28]/1000000" office:value-type="float" office:value="0.09738298" calcext:value-type="float">
            <text:p>0.09738298</text:p>
          </table:table-cell>
          <table:table-cell table:formula="of:=[.C28]*[.A28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float" office:value="157493.44" calcext:value-type="float">
            <text:p>157493.44</text:p>
          </table:table-cell>
          <table:table-cell/>
          <table:table-cell table:formula="of:=[.D29]/1000000" office:value-type="float" office:value="0.15749344" calcext:value-type="float">
            <text:p>0.15749344</text:p>
          </table:table-cell>
          <table:table-cell table:formula="of:=[.C29]*[.A29]/([.H$10]*[.I$10])" office:value-type="float" office:value="232.727272727273" calcext:value-type="float">
            <text:p>232.72727272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271020.52" calcext:value-type="float">
            <text:p>271020.52</text:p>
          </table:table-cell>
          <table:table-cell/>
          <table:table-cell table:formula="of:=[.D30]/1000000" office:value-type="float" office:value="0.27102052" calcext:value-type="float">
            <text:p>0.27102052</text:p>
          </table:table-cell>
          <table:table-cell table:formula="of:=[.C30]*[.A30]/([.H$10]*[.I$10])" office:value-type="float" office:value="266.666666666667" calcext:value-type="float">
            <text:p>26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554866.69" calcext:value-type="float">
            <text:p>554866.69</text:p>
          </table:table-cell>
          <table:table-cell/>
          <table:table-cell table:formula="of:=[.D31]/1000000" office:value-type="float" office:value="0.55486669" calcext:value-type="float">
            <text:p>0.55486669</text:p>
          </table:table-cell>
          <table:table-cell table:formula="of:=[.C31]*[.A31]/([.H$10]*[.I$10])" office:value-type="float" office:value="261.818181818182" calcext:value-type="float">
            <text:p>261.818181818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33856.33" calcext:value-type="float">
            <text:p>1033856.33</text:p>
          </table:table-cell>
          <table:table-cell/>
          <table:table-cell table:formula="of:=[.D32]/1000000" office:value-type="float" office:value="1.03385633" calcext:value-type="float">
            <text:p>1.03385633</text:p>
          </table:table-cell>
          <table:table-cell table:formula="of:=[.C32]*[.A32]/([.H$10]*[.I$10])" office:value-type="float" office:value="290.909090909091" calcext:value-type="float">
            <text:p>290.90909090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096804.06" calcext:value-type="float">
            <text:p>2096804.06</text:p>
          </table:table-cell>
          <table:table-cell/>
          <table:table-cell table:formula="of:=[.D33]/1000000" office:value-type="float" office:value="2.09680406" calcext:value-type="float">
            <text:p>2.09680406</text:p>
          </table:table-cell>
          <table:table-cell table:formula="of:=[.C33]*[.A33]/([.H$10]*[.I$10])" office:value-type="float" office:value="310.30303030303" calcext:value-type="float">
            <text:p>310.303030303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1:Sheet2.A8 Sheet2.E1:Sheet2.E1 Sheet2.F1:Sheet2.F8 Sheet2.A10:Sheet2.A17 Sheet2.E10:Sheet2.E10 Sheet2.F10:Sheet2.F17 Sheet2.A18:Sheet2.A25 Sheet2.E18:Sheet2.E18 Sheet2.F18:Sheet2.F25 Sheet2.A26:Sheet2.A33 Sheet2.E26:Sheet2.E26 Sheet2.F26:Sheet2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 table:formula="of:=[.C1]*[.A1]/([.H$8]*[.I$8])" office:value-type="float" office:value="552.121212121212" calcext:value-type="float">
            <text:p>552.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formula="of:=[.C3]*[.A3]/([.H$8]*[.I$8])" office:value-type="float" office:value="615.757575757576" calcext:value-type="float">
            <text:p>615.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formula="of:=[.C4]*[.A4]/([.H$8]*[.I$8])" office:value-type="float" office:value="681.212121212121" calcext:value-type="float">
            <text:p>681.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formula="of:=[.C5]*[.A5]/([.H$8]*[.I$8])" office:value-type="float" office:value="770.909090909091" calcext:value-type="float">
            <text:p>770.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formula="of:=[.C6]*[.A6]/([.H$8]*[.I$8])" office:value-type="float" office:value="717.575757575758" calcext:value-type="float">
            <text:p>717.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formula="of:=[.C7]*[.A7]/([.H$8]*[.I$8])" office:value-type="float" office:value="736.969696969697" calcext:value-type="float">
            <text:p>736.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formula="of:=[.C8]*[.A8]/([.H$8]*[.I$8])" office:value-type="float" office:value="775.757575757576" calcext:value-type="float">
            <text:p>775.757575757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00493.42" calcext:value-type="float">
            <text:p>100493.4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49342" calcext:value-type="float">
            <text:p>0.10049342</text:p>
          </table:table-cell>
          <table:table-cell table:formula="of:=[.C10]*[.A10]/([.H$10]*[.I$10])" office:value-type="float" office:value="122.5" calcext:value-type="float">
            <text:p>122.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5313.69" calcext:value-type="float">
            <text:p>165313.69</text:p>
          </table:table-cell>
          <table:table-cell/>
          <table:table-cell table:formula="of:=[.D11]/1000000" office:value-type="float" office:value="0.16531369" calcext:value-type="float">
            <text:p>0.16531369</text:p>
          </table:table-cell>
          <table:table-cell table:formula="of:=[.C11]*[.A11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4589.04" calcext:value-type="float">
            <text:p>324589.04</text:p>
          </table:table-cell>
          <table:table-cell/>
          <table:table-cell table:formula="of:=[.D12]/1000000" office:value-type="float" office:value="0.32458904" calcext:value-type="float">
            <text:p>0.32458904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7720.5" calcext:value-type="float">
            <text:p>617720.5</text:p>
          </table:table-cell>
          <table:table-cell/>
          <table:table-cell table:formula="of:=[.D13]/1000000" office:value-type="float" office:value="0.6177205" calcext:value-type="float">
            <text:p>0.6177205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04480.07" calcext:value-type="float">
            <text:p>1104480.07</text:p>
          </table:table-cell>
          <table:table-cell/>
          <table:table-cell table:formula="of:=[.D14]/1000000" office:value-type="float" office:value="1.10448007" calcext:value-type="float">
            <text:p>1.10448007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45864.79" calcext:value-type="float">
            <text:p>2345864.79</text:p>
          </table:table-cell>
          <table:table-cell/>
          <table:table-cell table:formula="of:=[.D15]/1000000" office:value-type="float" office:value="2.34586479" calcext:value-type="float">
            <text:p>2.34586479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85566.25" calcext:value-type="float">
            <text:p>4585566.25</text:p>
          </table:table-cell>
          <table:table-cell/>
          <table:table-cell table:formula="of:=[.D16]/1000000" office:value-type="float" office:value="4.58556625" calcext:value-type="float">
            <text:p>4.5855662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8840" calcext:value-type="float">
            <text:p>9128840</text:p>
          </table:table-cell>
          <table:table-cell/>
          <table:table-cell table:formula="of:=[.D17]/1000000" office:value-type="float" office:value="9.12884" calcext:value-type="float">
            <text:p>9.12884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99476.85" calcext:value-type="float">
            <text:p>99476.85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9947685" calcext:value-type="float">
            <text:p>0.09947685</text:p>
          </table:table-cell>
          <table:table-cell table:formula="of:=[.C18]*[.A18]/([.H$10]*[.I$10])"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421.54" calcext:value-type="float">
            <text:p>165421.54</text:p>
          </table:table-cell>
          <table:table-cell/>
          <table:table-cell table:formula="of:=[.D19]/1000000" office:value-type="float" office:value="0.16542154" calcext:value-type="float">
            <text:p>0.16542154</text:p>
          </table:table-cell>
          <table:table-cell table:formula="of:=[.C19]*[.A19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4117.8" calcext:value-type="float">
            <text:p>324117.8</text:p>
          </table:table-cell>
          <table:table-cell/>
          <table:table-cell table:formula="of:=[.D20]/1000000" office:value-type="float" office:value="0.3241178" calcext:value-type="float">
            <text:p>0.3241178</text:p>
          </table:table-cell>
          <table:table-cell table:formula="of:=[.C20]*[.A20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15811.7" calcext:value-type="float">
            <text:p>615811.7</text:p>
          </table:table-cell>
          <table:table-cell/>
          <table:table-cell table:formula="of:=[.D21]/1000000" office:value-type="float" office:value="0.6158117" calcext:value-type="float">
            <text:p>0.6158117</text:p>
          </table:table-cell>
          <table:table-cell table:formula="of:=[.C21]*[.A21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03777.96" calcext:value-type="float">
            <text:p>1103777.96</text:p>
          </table:table-cell>
          <table:table-cell/>
          <table:table-cell table:formula="of:=[.D22]/1000000" office:value-type="float" office:value="1.10377796" calcext:value-type="float">
            <text:p>1.10377796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38287" calcext:value-type="float">
            <text:p>2338287</text:p>
          </table:table-cell>
          <table:table-cell/>
          <table:table-cell table:formula="of:=[.D23]/1000000" office:value-type="float" office:value="2.338287" calcext:value-type="float">
            <text:p>2.338287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588724" calcext:value-type="float">
            <text:p>4588724</text:p>
          </table:table-cell>
          <table:table-cell/>
          <table:table-cell table:formula="of:=[.D24]/1000000" office:value-type="float" office:value="4.588724" calcext:value-type="float">
            <text:p>4.588724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107479.5" calcext:value-type="float">
            <text:p>9107479.5</text:p>
          </table:table-cell>
          <table:table-cell/>
          <table:table-cell table:formula="of:=[.D25]/1000000" office:value-type="float" office:value="9.1074795" calcext:value-type="float">
            <text:p>9.1074795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squidlets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1:Sheet3.A8 Sheet3.E1:Sheet3.E1 Sheet3.F1:Sheet3.F8 Sheet3.A10:Sheet3.A17 Sheet3.E10:Sheet3.E10 Sheet3.F10:Sheet3.F17 Sheet3.A18:Sheet3.A25 Sheet3.E18:Sheet3.E18 Sheet3.F18:Sheet3.F25 Sheet3.A26:Sheet3.A33 Sheet3.E26:Sheet3.E26 Sheet3.F26:Sheet3.F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62320.69" calcext:value-type="float">
            <text:p>162320.6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232069" calcext:value-type="float">
            <text:p>0.16232069</text:p>
          </table:table-cell>
          <table:table-cell table:formula="of:=[.C1]*[.A1]/([.H$8]*[.I$8])" office:value-type="float" office:value="150.833333333333" calcext:value-type="float">
            <text:p>150.8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12007.72" calcext:value-type="float">
            <text:p>312007.72</text:p>
          </table:table-cell>
          <table:table-cell/>
          <table:table-cell table:formula="of:=[.D2]/1000000" office:value-type="float" office:value="0.31200772" calcext:value-type="float">
            <text:p>0.31200772</text:p>
          </table:table-cell>
          <table:table-cell table:formula="of:=[.C2]*[.A2]/([.H$8]*[.I$8])" office:value-type="float" office:value="160" calcext:value-type="float">
            <text:p>160</text:p>
          </table:table-cell>
          <table:table-cell office:value-type="string" calcext:value-type="string">
            <text:p>sorting a set of 26k elements,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89031" calcext:value-type="float">
            <text:p>589031</text:p>
          </table:table-cell>
          <table:table-cell/>
          <table:table-cell table:formula="of:=[.D3]/1000000" office:value-type="float" office:value="0.589031" calcext:value-type="float">
            <text:p>0.589031</text:p>
          </table:table-cell>
          <table:table-cell table:formula="of:=[.C3]*[.A3]/([.H$8]*[.I$8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69339" calcext:value-type="float">
            <text:p>1069339</text:p>
          </table:table-cell>
          <table:table-cell/>
          <table:table-cell table:formula="of:=[.D4]/1000000" office:value-type="float" office:value="1.069339" calcext:value-type="float">
            <text:p>1.069339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96320.25" calcext:value-type="float">
            <text:p>1896320.25</text:p>
          </table:table-cell>
          <table:table-cell/>
          <table:table-cell table:formula="of:=[.D5]/1000000" office:value-type="float" office:value="1.89632025" calcext:value-type="float">
            <text:p>1.89632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21018.5" calcext:value-type="float">
            <text:p>4021018.5</text:p>
          </table:table-cell>
          <table:table-cell/>
          <table:table-cell table:formula="of:=[.D6]/1000000" office:value-type="float" office:value="4.0210185" calcext:value-type="float">
            <text:p>4.021018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65501.5" calcext:value-type="float">
            <text:p>7865501.5</text:p>
          </table:table-cell>
          <table:table-cell/>
          <table:table-cell table:formula="of:=[.D7]/1000000" office:value-type="float" office:value="7.8655015" calcext:value-type="float">
            <text:p>7.86550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0037" calcext:value-type="float">
            <text:p>15620037</text:p>
          </table:table-cell>
          <table:table-cell/>
          <table:table-cell table:formula="of:=[.D8]/1000000" office:value-type="float" office:value="15.620037" calcext:value-type="float">
            <text:p>15.620037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00510.52" calcext:value-type="float">
            <text:p>100510.5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51052" calcext:value-type="float">
            <text:p>0.10051052</text:p>
          </table:table-cell>
          <table:table-cell table:formula="of:=[.C10]*[.A10]/([.H$10]*[.I$10])" office:value-type="float" office:value="123.333333333333" calcext:value-type="float">
            <text:p>12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9625.62" calcext:value-type="float">
            <text:p>169625.62</text:p>
          </table:table-cell>
          <table:table-cell/>
          <table:table-cell table:formula="of:=[.D11]/1000000" office:value-type="float" office:value="0.16962562" calcext:value-type="float">
            <text:p>0.16962562</text:p>
          </table:table-cell>
          <table:table-cell table:formula="of:=[.C11]*[.A11]/([.H$10]*[.I$10])" office:value-type="float" office:value="148.333333333333" calcext:value-type="float">
            <text:p>148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5004.84" calcext:value-type="float">
            <text:p>325004.84</text:p>
          </table:table-cell>
          <table:table-cell/>
          <table:table-cell table:formula="of:=[.D12]/1000000" office:value-type="float" office:value="0.32500484" calcext:value-type="float">
            <text:p>0.32500484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9910.5" calcext:value-type="float">
            <text:p>619910.5</text:p>
          </table:table-cell>
          <table:table-cell/>
          <table:table-cell table:formula="of:=[.D13]/1000000" office:value-type="float" office:value="0.6199105" calcext:value-type="float">
            <text:p>0.6199105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3527.25" calcext:value-type="float">
            <text:p>1113527.25</text:p>
          </table:table-cell>
          <table:table-cell/>
          <table:table-cell table:formula="of:=[.D14]/1000000" office:value-type="float" office:value="1.11352725" calcext:value-type="float">
            <text:p>1.11352725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6475.25" calcext:value-type="float">
            <text:p>2376475.25</text:p>
          </table:table-cell>
          <table:table-cell/>
          <table:table-cell table:formula="of:=[.D15]/1000000" office:value-type="float" office:value="2.37647525" calcext:value-type="float">
            <text:p>2.37647525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17148" calcext:value-type="float">
            <text:p>4617148</text:p>
          </table:table-cell>
          <table:table-cell/>
          <table:table-cell table:formula="of:=[.D16]/1000000" office:value-type="float" office:value="4.617148" calcext:value-type="float">
            <text:p>4.617148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7138" calcext:value-type="float">
            <text:p>9167138</text:p>
          </table:table-cell>
          <table:table-cell/>
          <table:table-cell table:formula="of:=[.D17]/1000000" office:value-type="float" office:value="9.167138" calcext:value-type="float">
            <text:p>9.167138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249.2" calcext:value-type="float">
            <text:p>100249.2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2492" calcext:value-type="float">
            <text:p>0.1002492</text:p>
          </table:table-cell>
          <table:table-cell table:formula="of:=[.C18]*[.A18]/([.H$10]*[.I$10])" office:value-type="float" office:value="124.166666666667" calcext:value-type="float">
            <text:p>124.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77959.5" calcext:value-type="float">
            <text:p>177959.5</text:p>
          </table:table-cell>
          <table:table-cell/>
          <table:table-cell table:formula="of:=[.D19]/1000000" office:value-type="float" office:value="0.1779595" calcext:value-type="float">
            <text:p>0.1779595</text:p>
          </table:table-cell>
          <table:table-cell table:formula="of:=[.C19]*[.A19]/([.H$10]*[.I$10])" office:value-type="float" office:value="141.666666666667" calcext:value-type="float">
            <text:p>14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5603" calcext:value-type="float">
            <text:p>325603</text:p>
          </table:table-cell>
          <table:table-cell/>
          <table:table-cell table:formula="of:=[.D20]/1000000" office:value-type="float" office:value="0.325603" calcext:value-type="float">
            <text:p>0.325603</text:p>
          </table:table-cell>
          <table:table-cell table:formula="of:=[.C20]*[.A20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23555.56" calcext:value-type="float">
            <text:p>623555.56</text:p>
          </table:table-cell>
          <table:table-cell/>
          <table:table-cell table:formula="of:=[.D21]/1000000" office:value-type="float" office:value="0.62355556" calcext:value-type="float">
            <text:p>0.62355556</text:p>
          </table:table-cell>
          <table:table-cell table:formula="of:=[.C21]*[.A2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1086.88" calcext:value-type="float">
            <text:p>1111086.88</text:p>
          </table:table-cell>
          <table:table-cell/>
          <table:table-cell table:formula="of:=[.D22]/1000000" office:value-type="float" office:value="1.11108688" calcext:value-type="float">
            <text:p>1.11108688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3558" calcext:value-type="float">
            <text:p>2363558</text:p>
          </table:table-cell>
          <table:table-cell/>
          <table:table-cell table:formula="of:=[.D23]/1000000" office:value-type="float" office:value="2.363558" calcext:value-type="float">
            <text:p>2.363558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40765" calcext:value-type="float">
            <text:p>4640765</text:p>
          </table:table-cell>
          <table:table-cell/>
          <table:table-cell table:formula="of:=[.D24]/1000000" office:value-type="float" office:value="4.640765" calcext:value-type="float">
            <text:p>4.640765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24772" calcext:value-type="float">
            <text:p>9224772</text:p>
          </table:table-cell>
          <table:table-cell/>
          <table:table-cell table:formula="of:=[.D25]/1000000" office:value-type="float" office:value="9.224772" calcext:value-type="float">
            <text:p>9.224772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99981.7" calcext:value-type="float">
            <text:p>99981.7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999817" calcext:value-type="float">
            <text:p>0.0999817</text:p>
          </table:table-cell>
          <table:table-cell table:formula="of:=[.C26]*[.A26]/([.H$10]*[.I$10])" office:value-type="float" office:value="123.333333333333" calcext:value-type="float">
            <text:p>123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office:value-type="float" office:value="170003.53" calcext:value-type="float">
            <text:p>170003.53</text:p>
          </table:table-cell>
          <table:table-cell/>
          <table:table-cell table:formula="of:=[.D27]/1000000" office:value-type="float" office:value="0.17000353" calcext:value-type="float">
            <text:p>0.17000353</text:p>
          </table:table-cell>
          <table:table-cell table:formula="of:=[.C27]*[.A27]/([.H$10]*[.I$10])" office:value-type="float" office:value="148.333333333333" calcext:value-type="float">
            <text:p>148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047.81" calcext:value-type="float">
            <text:p>325047.81</text:p>
          </table:table-cell>
          <table:table-cell/>
          <table:table-cell table:formula="of:=[.D28]/1000000" office:value-type="float" office:value="0.32504781" calcext:value-type="float">
            <text:p>0.32504781</text:p>
          </table:table-cell>
          <table:table-cell table:formula="of:=[.C28]*[.A28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625047.94" calcext:value-type="float">
            <text:p>625047.94</text:p>
          </table:table-cell>
          <table:table-cell/>
          <table:table-cell table:formula="of:=[.D29]/1000000" office:value-type="float" office:value="0.62504794" calcext:value-type="float">
            <text:p>0.62504794</text:p>
          </table:table-cell>
          <table:table-cell table:formula="of:=[.C29]*[.A29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6470.12" calcext:value-type="float">
            <text:p>1116470.12</text:p>
          </table:table-cell>
          <table:table-cell/>
          <table:table-cell table:formula="of:=[.D30]/1000000" office:value-type="float" office:value="1.11647012" calcext:value-type="float">
            <text:p>1.11647012</text:p>
          </table:table-cell>
          <table:table-cell table:formula="of:=[.C30]*[.A3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75293.75" calcext:value-type="float">
            <text:p>2375293.75</text:p>
          </table:table-cell>
          <table:table-cell/>
          <table:table-cell table:formula="of:=[.D31]/1000000" office:value-type="float" office:value="2.37529375" calcext:value-type="float">
            <text:p>2.37529375</text:p>
          </table:table-cell>
          <table:table-cell table:formula="of:=[.C31]*[.A31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57031" calcext:value-type="float">
            <text:p>4657031</text:p>
          </table:table-cell>
          <table:table-cell/>
          <table:table-cell table:formula="of:=[.D32]/1000000" office:value-type="float" office:value="4.657031" calcext:value-type="float">
            <text:p>4.657031</text:p>
          </table:table-cell>
          <table:table-cell table:formula="of:=[.C32]*[.A3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82747" calcext:value-type="float">
            <text:p>9182747</text:p>
          </table:table-cell>
          <table:table-cell/>
          <table:table-cell table:formula="of:=[.D33]/1000000" office:value-type="float" office:value="9.182747" calcext:value-type="float">
            <text:p>9.182747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1:Sheet4.A8 Sheet4.E1:Sheet4.E1 Sheet4.F1:Sheet4.F8 Sheet4.A10:Sheet4.A17 Sheet4.E10:Sheet4.E10 Sheet4.F10:Sheet4.F17 Sheet4.A18:Sheet4.A25 Sheet4.E18:Sheet4.E18 Sheet4.F18:Sheet4.F25 Sheet4.A26:Sheet4.A33 Sheet4.E26:Sheet4.E26 Sheet4.F26:Sheet4.F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 table:formula="of:=[.C1]*[.A1]/([.H$8]*[.I$8])" office:value-type="float" office:value="552.121212121212" calcext:value-type="float">
            <text:p>552.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1 squidlet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formula="of:=[.C3]*[.A3]/([.H$8]*[.I$8])" office:value-type="float" office:value="615.757575757576" calcext:value-type="float">
            <text:p>615.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formula="of:=[.C4]*[.A4]/([.H$8]*[.I$8])" office:value-type="float" office:value="681.212121212121" calcext:value-type="float">
            <text:p>681.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formula="of:=[.C5]*[.A5]/([.H$8]*[.I$8])" office:value-type="float" office:value="770.909090909091" calcext:value-type="float">
            <text:p>770.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formula="of:=[.C6]*[.A6]/([.H$8]*[.I$8])" office:value-type="float" office:value="717.575757575758" calcext:value-type="float">
            <text:p>717.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formula="of:=[.C7]*[.A7]/([.H$8]*[.I$8])" office:value-type="float" office:value="736.969696969697" calcext:value-type="float">
            <text:p>736.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formula="of:=[.C8]*[.A8]/([.H$8]*[.I$8])" office:value-type="float" office:value="775.757575757576" calcext:value-type="float">
            <text:p>775.757575757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0341.19" calcext:value-type="float">
            <text:p>190341.19</text:p>
          </table:table-cell>
          <table:table-cell office:value-type="string" calcext:value-type="string">
            <text:p>1 squidlet, 100 bytes</text:p>
          </table:table-cell>
          <table:table-cell table:formula="of:=[.D10]/1000000" office:value-type="float" office:value="0.19034119" calcext:value-type="float">
            <text:p>0.19034119</text:p>
          </table:table-cell>
          <table:table-cell table:formula="of:=[.C10]*[.A10]/([.H$10]*[.I$10])" office:value-type="float" office:value="130" calcext:value-type="float">
            <text:p>13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7483.66" calcext:value-type="float">
            <text:p>327483.66</text:p>
          </table:table-cell>
          <table:table-cell/>
          <table:table-cell table:formula="of:=[.D11]/1000000" office:value-type="float" office:value="0.32748366" calcext:value-type="float">
            <text:p>0.32748366</text:p>
          </table:table-cell>
          <table:table-cell table:formula="of:=[.C11]*[.A11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3192.1" calcext:value-type="float">
            <text:p>603192.1</text:p>
          </table:table-cell>
          <table:table-cell/>
          <table:table-cell table:formula="of:=[.D12]/1000000" office:value-type="float" office:value="0.6031921" calcext:value-type="float">
            <text:p>0.6031921</text:p>
          </table:table-cell>
          <table:table-cell table:formula="of:=[.C12]*[.A12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8445" calcext:value-type="float">
            <text:p>1098445</text:p>
          </table:table-cell>
          <table:table-cell/>
          <table:table-cell table:formula="of:=[.D13]/1000000" office:value-type="float" office:value="1.098445" calcext:value-type="float">
            <text:p>1.098445</text:p>
          </table:table-cell>
          <table:table-cell table:formula="of:=[.C13]*[.A13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2511.44" calcext:value-type="float">
            <text:p>1942511.44</text:p>
          </table:table-cell>
          <table:table-cell/>
          <table:table-cell table:formula="of:=[.D14]/1000000" office:value-type="float" office:value="1.94251144" calcext:value-type="float">
            <text:p>1.94251144</text:p>
          </table:table-cell>
          <table:table-cell table:formula="of:=[.C14]*[.A1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07225.38" calcext:value-type="float">
            <text:p>4107225.38</text:p>
          </table:table-cell>
          <table:table-cell/>
          <table:table-cell table:formula="of:=[.D15]/1000000" office:value-type="float" office:value="4.10722538" calcext:value-type="float">
            <text:p>4.10722538</text:p>
          </table:table-cell>
          <table:table-cell table:formula="of:=[.C15]*[.A1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27643.5" calcext:value-type="float">
            <text:p>7927643.5</text:p>
          </table:table-cell>
          <table:table-cell/>
          <table:table-cell table:formula="of:=[.D16]/1000000" office:value-type="float" office:value="7.9276435" calcext:value-type="float">
            <text:p>7.927643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51997.5" calcext:value-type="float">
            <text:p>15751997.5</text:p>
          </table:table-cell>
          <table:table-cell/>
          <table:table-cell table:formula="of:=[.D17]/1000000" office:value-type="float" office:value="15.7519975" calcext:value-type="float">
            <text:p>15.7519975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190014.34" calcext:value-type="float">
            <text:p>190014.34</text:p>
          </table:table-cell>
          <table:table-cell office:value-type="string" calcext:value-type="string">
            <text:p>1 squidlet, 200 bytes</text:p>
          </table:table-cell>
          <table:table-cell table:formula="of:=[.D18]/1000000" office:value-type="float" office:value="0.19001434" calcext:value-type="float">
            <text:p>0.19001434</text:p>
          </table:table-cell>
          <table:table-cell table:formula="of:=[.C18]*[.A18]/([.H$10]*[.I$10])" office:value-type="float" office:value="130.833333333333" calcext:value-type="float">
            <text:p>13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30046.26" calcext:value-type="float">
            <text:p>330046.26</text:p>
          </table:table-cell>
          <table:table-cell/>
          <table:table-cell table:formula="of:=[.D19]/1000000" office:value-type="float" office:value="0.33004626" calcext:value-type="float">
            <text:p>0.33004626</text:p>
          </table:table-cell>
          <table:table-cell table:formula="of:=[.C19]*[.A19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7995" calcext:value-type="float">
            <text:p>607995</text:p>
          </table:table-cell>
          <table:table-cell/>
          <table:table-cell table:formula="of:=[.D20]/1000000" office:value-type="float" office:value="0.607995" calcext:value-type="float">
            <text:p>0.607995</text:p>
          </table:table-cell>
          <table:table-cell table:formula="of:=[.C20]*[.A20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110178.22" calcext:value-type="float">
            <text:p>1110178.22</text:p>
          </table:table-cell>
          <table:table-cell/>
          <table:table-cell table:formula="of:=[.D21]/1000000" office:value-type="float" office:value="1.11017822" calcext:value-type="float">
            <text:p>1.11017822</text:p>
          </table:table-cell>
          <table:table-cell table:formula="of:=[.C21]*[.A21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37828.88" calcext:value-type="float">
            <text:p>1937828.88</text:p>
          </table:table-cell>
          <table:table-cell/>
          <table:table-cell table:formula="of:=[.D22]/1000000" office:value-type="float" office:value="1.93782888" calcext:value-type="float">
            <text:p>1.93782888</text:p>
          </table:table-cell>
          <table:table-cell table:formula="of:=[.C22]*[.A2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45055.25" calcext:value-type="float">
            <text:p>4045055.25</text:p>
          </table:table-cell>
          <table:table-cell/>
          <table:table-cell table:formula="of:=[.D23]/1000000" office:value-type="float" office:value="4.04505525" calcext:value-type="float">
            <text:p>4.04505525</text:p>
          </table:table-cell>
          <table:table-cell table:formula="of:=[.C23]*[.A23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876149.5" calcext:value-type="float">
            <text:p>7876149.5</text:p>
          </table:table-cell>
          <table:table-cell/>
          <table:table-cell table:formula="of:=[.D24]/1000000" office:value-type="float" office:value="7.8761495" calcext:value-type="float">
            <text:p>7.8761495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610319" calcext:value-type="float">
            <text:p>15610319</text:p>
          </table:table-cell>
          <table:table-cell/>
          <table:table-cell table:formula="of:=[.D25]/1000000" office:value-type="float" office:value="15.610319" calcext:value-type="float">
            <text:p>15.610319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 squidlet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640.01pt" svg:height="384.75pt" svg:x="570.53pt" svg:y="204.04pt">
            <loext:p draw:notify-on-update-of-ranges="Sheet5.A1:Sheet5.A8 Sheet5.E1:Sheet5.E1 Sheet5.F1:Sheet5.F8 Sheet5.A10:Sheet5.A17 Sheet5.E10:Sheet5.E10 Sheet5.F10:Sheet5.F17 Sheet5.A18:Sheet5.A25 Sheet5.E18:Sheet5.E18 Sheet5.F18:Sheet5.F25 Sheet5.A26:Sheet5.A33 Sheet5.E26:Sheet5.E26 Sheet5.F26:Sheet5.F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 table:formula="of:=[.C1]*[.A1]/([.H$8]*[.I$8])" office:value-type="float" office:value="148.333333333333" calcext:value-type="float">
            <text:p>148.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 table:formula="of:=[.C2]*[.A2]/([.H$8]*[.I$8])" office:value-type="float" office:value="158.333333333333" calcext:value-type="float">
            <text:p>158.3333333333</text:p>
          </table:table-cell>
          <table:table-cell office:value-type="string" calcext:value-type="string">
            <text:p>sorting a set of 26k elements, 2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formula="of:=[.C3]*[.A3]/([.H$8]*[.I$8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00100.37" calcext:value-type="float">
            <text:p>100100.37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10037" calcext:value-type="float">
            <text:p>0.10010037</text:p>
          </table:table-cell>
          <table:table-cell table:formula="of:=[.C10]*[.A10]/([.H$10]*[.I$10])" office:value-type="float" office:value="121.666666666667" calcext:value-type="float">
            <text:p>12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70064.09" calcext:value-type="float">
            <text:p>170064.09</text:p>
          </table:table-cell>
          <table:table-cell/>
          <table:table-cell table:formula="of:=[.D11]/1000000" office:value-type="float" office:value="0.17006409" calcext:value-type="float">
            <text:p>0.17006409</text:p>
          </table:table-cell>
          <table:table-cell table:formula="of:=[.C11]*[.A11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015.91" calcext:value-type="float">
            <text:p>326015.91</text:p>
          </table:table-cell>
          <table:table-cell/>
          <table:table-cell table:formula="of:=[.D12]/1000000" office:value-type="float" office:value="0.32601591" calcext:value-type="float">
            <text:p>0.32601591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0859.06" calcext:value-type="float">
            <text:p>620859.06</text:p>
          </table:table-cell>
          <table:table-cell/>
          <table:table-cell table:formula="of:=[.D13]/1000000" office:value-type="float" office:value="0.62085906" calcext:value-type="float">
            <text:p>0.62085906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5654.75" calcext:value-type="float">
            <text:p>1115654.75</text:p>
          </table:table-cell>
          <table:table-cell/>
          <table:table-cell table:formula="of:=[.D14]/1000000" office:value-type="float" office:value="1.11565475" calcext:value-type="float">
            <text:p>1.11565475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1858.75" calcext:value-type="float">
            <text:p>2371858.75</text:p>
          </table:table-cell>
          <table:table-cell/>
          <table:table-cell table:formula="of:=[.D15]/1000000" office:value-type="float" office:value="2.37185875" calcext:value-type="float">
            <text:p>2.37185875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24694.5" calcext:value-type="float">
            <text:p>4624694.5</text:p>
          </table:table-cell>
          <table:table-cell/>
          <table:table-cell table:formula="of:=[.D16]/1000000" office:value-type="float" office:value="4.6246945" calcext:value-type="float">
            <text:p>4.624694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51577" calcext:value-type="float">
            <text:p>9151577</text:p>
          </table:table-cell>
          <table:table-cell/>
          <table:table-cell table:formula="of:=[.D17]/1000000" office:value-type="float" office:value="9.151577" calcext:value-type="float">
            <text:p>9.151577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383.07" calcext:value-type="float">
            <text:p>100383.07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38307" calcext:value-type="float">
            <text:p>0.10038307</text:p>
          </table:table-cell>
          <table:table-cell table:formula="of:=[.C18]*[.A18]/([.H$10]*[.I$10])" office:value-type="float" office:value="124.166666666667" calcext:value-type="float">
            <text:p>124.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060.17" calcext:value-type="float">
            <text:p>167060.17</text:p>
          </table:table-cell>
          <table:table-cell/>
          <table:table-cell table:formula="of:=[.D19]/1000000" office:value-type="float" office:value="0.16706017" calcext:value-type="float">
            <text:p>0.16706017</text:p>
          </table:table-cell>
          <table:table-cell table:formula="of:=[.C19]*[.A19]/([.H$10]*[.I$10])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446.28" calcext:value-type="float">
            <text:p>342446.28</text:p>
          </table:table-cell>
          <table:table-cell/>
          <table:table-cell table:formula="of:=[.D20]/1000000" office:value-type="float" office:value="0.34244628" calcext:value-type="float">
            <text:p>0.34244628</text:p>
          </table:table-cell>
          <table:table-cell table:formula="of:=[.C20]*[.A20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1951.94" calcext:value-type="float">
            <text:p>651951.94</text:p>
          </table:table-cell>
          <table:table-cell/>
          <table:table-cell table:formula="of:=[.D21]/1000000" office:value-type="float" office:value="0.65195194" calcext:value-type="float">
            <text:p>0.65195194</text:p>
          </table:table-cell>
          <table:table-cell table:formula="of:=[.C21]*[.A21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5702.38" calcext:value-type="float">
            <text:p>1115702.38</text:p>
          </table:table-cell>
          <table:table-cell/>
          <table:table-cell table:formula="of:=[.D22]/1000000" office:value-type="float" office:value="1.11570238" calcext:value-type="float">
            <text:p>1.11570238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7400.75" calcext:value-type="float">
            <text:p>2367400.75</text:p>
          </table:table-cell>
          <table:table-cell/>
          <table:table-cell table:formula="of:=[.D23]/1000000" office:value-type="float" office:value="2.36740075" calcext:value-type="float">
            <text:p>2.36740075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33978" calcext:value-type="float">
            <text:p>4633978</text:p>
          </table:table-cell>
          <table:table-cell/>
          <table:table-cell table:formula="of:=[.D24]/1000000" office:value-type="float" office:value="4.633978" calcext:value-type="float">
            <text:p>4.633978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06047" calcext:value-type="float">
            <text:p>9206047</text:p>
          </table:table-cell>
          <table:table-cell/>
          <table:table-cell table:formula="of:=[.D25]/1000000" office:value-type="float" office:value="9.206047" calcext:value-type="float">
            <text:p>9.206047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100217.73" calcext:value-type="float">
            <text:p>100217.73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10021773" calcext:value-type="float">
            <text:p>0.10021773</text:p>
          </table:table-cell>
          <table:table-cell table:formula="of:=[.C26]*[.A26]/([.H$10]*[.I$10])" office:value-type="float" office:value="123.333333333333" calcext:value-type="float">
            <text:p>123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6" calcext:value-type="float">
            <text:p>176</text:p>
          </table:table-cell>
          <table:table-cell office:value-type="float" office:value="170399.8" calcext:value-type="float">
            <text:p>170399.8</text:p>
          </table:table-cell>
          <table:table-cell/>
          <table:table-cell table:formula="of:=[.D27]/1000000" office:value-type="float" office:value="0.1703998" calcext:value-type="float">
            <text:p>0.1703998</text:p>
          </table:table-cell>
          <table:table-cell table:formula="of:=[.C27]*[.A27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480.44" calcext:value-type="float">
            <text:p>325480.44</text:p>
          </table:table-cell>
          <table:table-cell/>
          <table:table-cell table:formula="of:=[.D28]/1000000" office:value-type="float" office:value="0.32548044" calcext:value-type="float">
            <text:p>0.32548044</text:p>
          </table:table-cell>
          <table:table-cell table:formula="of:=[.C28]*[.A28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620857.88" calcext:value-type="float">
            <text:p>620857.88</text:p>
          </table:table-cell>
          <table:table-cell/>
          <table:table-cell table:formula="of:=[.D29]/1000000" office:value-type="float" office:value="0.62085788" calcext:value-type="float">
            <text:p>0.62085788</text:p>
          </table:table-cell>
          <table:table-cell table:formula="of:=[.C29]*[.A29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4077.12" calcext:value-type="float">
            <text:p>1114077.12</text:p>
          </table:table-cell>
          <table:table-cell/>
          <table:table-cell table:formula="of:=[.D30]/1000000" office:value-type="float" office:value="1.11407712" calcext:value-type="float">
            <text:p>1.11407712</text:p>
          </table:table-cell>
          <table:table-cell table:formula="of:=[.C30]*[.A3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55556.25" calcext:value-type="float">
            <text:p>2355556.25</text:p>
          </table:table-cell>
          <table:table-cell/>
          <table:table-cell table:formula="of:=[.D31]/1000000" office:value-type="float" office:value="2.35555625" calcext:value-type="float">
            <text:p>2.35555625</text:p>
          </table:table-cell>
          <table:table-cell table:formula="of:=[.C31]*[.A31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04596" calcext:value-type="float">
            <text:p>4604596</text:p>
          </table:table-cell>
          <table:table-cell/>
          <table:table-cell table:formula="of:=[.D32]/1000000" office:value-type="float" office:value="4.604596" calcext:value-type="float">
            <text:p>4.604596</text:p>
          </table:table-cell>
          <table:table-cell table:formula="of:=[.C32]*[.A3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49492" calcext:value-type="float">
            <text:p>9149492</text:p>
          </table:table-cell>
          <table:table-cell/>
          <table:table-cell table:formula="of:=[.D33]/1000000" office:value-type="float" office:value="9.149492" calcext:value-type="float">
            <text:p>9.149492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6" table:style-name="ta1">
        <table:shapes>
          <draw:frame draw:z-index="0" draw:style-name="gr1" draw:text-style-name="P1" svg:width="640.01pt" svg:height="384.75pt" svg:x="570.53pt" svg:y="204.04pt">
            <loext:p draw:notify-on-update-of-ranges="Sheet6.A1:Sheet6.A8 Sheet6.E1:Sheet6.E1 Sheet6.F1:Sheet6.F8 Sheet6.A10:Sheet6.A17 Sheet6.E10:Sheet6.E10 Sheet6.F10:Sheet6.F17 Sheet6.A18:Sheet6.A25 Sheet6.E18:Sheet6.E18 Sheet6.F18:Sheet6.F25 Sheet6.A26:Sheet6.A33 Sheet6.E26:Sheet6.E26 Sheet6.F26:Sheet6.F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 table:formula="of:=[.C1]*[.A1]/([.H$8]*[.I$8])" office:value-type="float" office:value="148.333333333333" calcext:value-type="float">
            <text:p>148.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 table:formula="of:=[.C2]*[.A2]/([.H$8]*[.I$8])" office:value-type="float" office:value="158.333333333333" calcext:value-type="float">
            <text:p>158.3333333333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formula="of:=[.C3]*[.A3]/([.H$8]*[.I$8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50578.38" calcext:value-type="float">
            <text:p>50578.38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5057838" calcext:value-type="float">
            <text:p>0.05057838</text:p>
          </table:table-cell>
          <table:table-cell table:formula="of:=[.C10]*[.A10]/([.H$10]*[.I$10])" office:value-type="float" office:value="121.666666666667" calcext:value-type="float">
            <text:p>12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88005.91" calcext:value-type="float">
            <text:p>88005.91</text:p>
          </table:table-cell>
          <table:table-cell/>
          <table:table-cell table:formula="of:=[.D11]/1000000" office:value-type="float" office:value="0.08800591" calcext:value-type="float">
            <text:p>0.08800591</text:p>
          </table:table-cell>
          <table:table-cell table:formula="of:=[.C11]*[.A11]/([.H$10]*[.I$10])" office:value-type="float" office:value="141.666666666667" calcext:value-type="float">
            <text:p>14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5860.8" calcext:value-type="float">
            <text:p>175860.8</text:p>
          </table:table-cell>
          <table:table-cell/>
          <table:table-cell table:formula="of:=[.D12]/1000000" office:value-type="float" office:value="0.1758608" calcext:value-type="float">
            <text:p>0.1758608</text:p>
          </table:table-cell>
          <table:table-cell table:formula="of:=[.C12]*[.A12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50693.88" calcext:value-type="float">
            <text:p>350693.88</text:p>
          </table:table-cell>
          <table:table-cell/>
          <table:table-cell table:formula="of:=[.D13]/1000000" office:value-type="float" office:value="0.35069388" calcext:value-type="float">
            <text:p>0.35069388</text:p>
          </table:table-cell>
          <table:table-cell table:formula="of:=[.C13]*[.A13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1946.5" calcext:value-type="float">
            <text:p>1051946.5</text:p>
          </table:table-cell>
          <table:table-cell/>
          <table:table-cell table:formula="of:=[.D14]/1000000" office:value-type="float" office:value="1.0519465" calcext:value-type="float">
            <text:p>1.0519465</text:p>
          </table:table-cell>
          <table:table-cell table:formula="of:=[.C14]*[.A14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45965.88" calcext:value-type="float">
            <text:p>1345965.88</text:p>
          </table:table-cell>
          <table:table-cell/>
          <table:table-cell table:formula="of:=[.D15]/1000000" office:value-type="float" office:value="1.34596588" calcext:value-type="float">
            <text:p>1.34596588</text:p>
          </table:table-cell>
          <table:table-cell table:formula="of:=[.C15]*[.A1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28516" calcext:value-type="float">
            <text:p>3028516</text:p>
          </table:table-cell>
          <table:table-cell/>
          <table:table-cell table:formula="of:=[.D16]/1000000" office:value-type="float" office:value="3.028516" calcext:value-type="float">
            <text:p>3.028516</text:p>
          </table:table-cell>
          <table:table-cell table:formula="of:=[.C16]*[.A16]/([.H$10]*[.I$10])" office:value-type="float" office:value="133.333333333333" calcext:value-type="float">
            <text:p>13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36065.5" calcext:value-type="float">
            <text:p>6536065.5</text:p>
          </table:table-cell>
          <table:table-cell/>
          <table:table-cell table:formula="of:=[.D17]/1000000" office:value-type="float" office:value="6.5360655" calcext:value-type="float">
            <text:p>6.5360655</text:p>
          </table:table-cell>
          <table:table-cell table:formula="of:=[.C17]*[.A17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50387.1" calcext:value-type="float">
            <text:p>50387.1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503871" calcext:value-type="float">
            <text:p>0.0503871</text:p>
          </table:table-cell>
          <table:table-cell table:formula="of:=[.C18]*[.A18]/([.H$10]*[.I$10])" office:value-type="float" office:value="120.833333333333" calcext:value-type="float">
            <text:p>12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24" calcext:value-type="float">
            <text:p>324</text:p>
          </table:table-cell>
          <table:table-cell office:value-type="float" office:value="92582.98" calcext:value-type="float">
            <text:p>92582.98</text:p>
          </table:table-cell>
          <table:table-cell/>
          <table:table-cell table:formula="of:=[.D19]/1000000" office:value-type="float" office:value="0.09258298" calcext:value-type="float">
            <text:p>0.09258298</text:p>
          </table:table-cell>
          <table:table-cell table:formula="of:=[.C19]*[.A19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75703.14" calcext:value-type="float">
            <text:p>175703.14</text:p>
          </table:table-cell>
          <table:table-cell/>
          <table:table-cell table:formula="of:=[.D20]/1000000" office:value-type="float" office:value="0.17570314" calcext:value-type="float">
            <text:p>0.17570314</text:p>
          </table:table-cell>
          <table:table-cell table:formula="of:=[.C20]*[.A20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953.97" calcext:value-type="float">
            <text:p>342953.97</text:p>
          </table:table-cell>
          <table:table-cell/>
          <table:table-cell table:formula="of:=[.D21]/1000000" office:value-type="float" office:value="0.34295397" calcext:value-type="float">
            <text:p>0.34295397</text:p>
          </table:table-cell>
          <table:table-cell table:formula="of:=[.C21]*[.A21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45075.06" calcext:value-type="float">
            <text:p>1045075.06</text:p>
          </table:table-cell>
          <table:table-cell/>
          <table:table-cell table:formula="of:=[.D22]/1000000" office:value-type="float" office:value="1.04507506" calcext:value-type="float">
            <text:p>1.04507506</text:p>
          </table:table-cell>
          <table:table-cell table:formula="of:=[.C22]*[.A22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338849.25" calcext:value-type="float">
            <text:p>1338849.25</text:p>
          </table:table-cell>
          <table:table-cell/>
          <table:table-cell table:formula="of:=[.D23]/1000000" office:value-type="float" office:value="1.33884925" calcext:value-type="float">
            <text:p>1.33884925</text:p>
          </table:table-cell>
          <table:table-cell table:formula="of:=[.C23]*[.A23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19437.75" calcext:value-type="float">
            <text:p>2619437.75</text:p>
          </table:table-cell>
          <table:table-cell/>
          <table:table-cell table:formula="of:=[.D24]/1000000" office:value-type="float" office:value="2.61943775" calcext:value-type="float">
            <text:p>2.61943775</text:p>
          </table:table-cell>
          <table:table-cell table:formula="of:=[.C24]*[.A24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536369.5" calcext:value-type="float">
            <text:p>6536369.5</text:p>
          </table:table-cell>
          <table:table-cell/>
          <table:table-cell table:formula="of:=[.D25]/1000000" office:value-type="float" office:value="6.5363695" calcext:value-type="float">
            <text:p>6.5363695</text:p>
          </table:table-cell>
          <table:table-cell table:formula="of:=[.C25]*[.A2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50742.11" calcext:value-type="float">
            <text:p>50742.1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5074211" calcext:value-type="float">
            <text:p>0.05074211</text:p>
          </table:table-cell>
          <table:table-cell table:formula="of:=[.C26]*[.A26]/([.H$10]*[.I$10])" office:value-type="float" office:value="120.833333333333" calcext:value-type="float">
            <text:p>12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92782.38" calcext:value-type="float">
            <text:p>92782.38</text:p>
          </table:table-cell>
          <table:table-cell/>
          <table:table-cell table:formula="of:=[.D27]/1000000" office:value-type="float" office:value="0.09278238" calcext:value-type="float">
            <text:p>0.09278238</text:p>
          </table:table-cell>
          <table:table-cell table:formula="of:=[.C27]*[.A27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72" calcext:value-type="float">
            <text:p>172</text:p>
          </table:table-cell>
          <table:table-cell office:value-type="float" office:value="175713.52" calcext:value-type="float">
            <text:p>175713.52</text:p>
          </table:table-cell>
          <table:table-cell/>
          <table:table-cell table:formula="of:=[.D28]/1000000" office:value-type="float" office:value="0.17571352" calcext:value-type="float">
            <text:p>0.17571352</text:p>
          </table:table-cell>
          <table:table-cell table:formula="of:=[.C28]*[.A28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351313.06" calcext:value-type="float">
            <text:p>351313.06</text:p>
          </table:table-cell>
          <table:table-cell/>
          <table:table-cell table:formula="of:=[.D29]/1000000" office:value-type="float" office:value="0.35131306" calcext:value-type="float">
            <text:p>0.35131306</text:p>
          </table:table-cell>
          <table:table-cell table:formula="of:=[.C29]*[.A29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55406.38" calcext:value-type="float">
            <text:p>1055406.38</text:p>
          </table:table-cell>
          <table:table-cell/>
          <table:table-cell table:formula="of:=[.D30]/1000000" office:value-type="float" office:value="1.05540638" calcext:value-type="float">
            <text:p>1.05540638</text:p>
          </table:table-cell>
          <table:table-cell table:formula="of:=[.C30]*[.A30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335890.38" calcext:value-type="float">
            <text:p>1335890.38</text:p>
          </table:table-cell>
          <table:table-cell/>
          <table:table-cell table:formula="of:=[.D31]/1000000" office:value-type="float" office:value="1.33589038" calcext:value-type="float">
            <text:p>1.33589038</text:p>
          </table:table-cell>
          <table:table-cell table:formula="of:=[.C31]*[.A3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11817.5" calcext:value-type="float">
            <text:p>3011817.5</text:p>
          </table:table-cell>
          <table:table-cell/>
          <table:table-cell table:formula="of:=[.D32]/1000000" office:value-type="float" office:value="3.0118175" calcext:value-type="float">
            <text:p>3.0118175</text:p>
          </table:table-cell>
          <table:table-cell table:formula="of:=[.C32]*[.A32]/([.H$10]*[.I$10])" office:value-type="float" office:value="133.333333333333" calcext:value-type="float">
            <text:p>13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5271464" calcext:value-type="float">
            <text:p>5271464</text:p>
          </table:table-cell>
          <table:table-cell/>
          <table:table-cell table:formula="of:=[.D33]/1000000" office:value-type="float" office:value="5.271464" calcext:value-type="float">
            <text:p>5.271464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7" table:style-name="ta1">
        <table:shapes>
          <draw:frame draw:z-index="0" draw:style-name="gr1" draw:text-style-name="P1" svg:width="640.01pt" svg:height="384.75pt" svg:x="570.53pt" svg:y="204.04pt">
            <loext:p draw:notify-on-update-of-ranges="Sheet7.A1:Sheet7.A8 Sheet7.E1:Sheet7.E1 Sheet7.F1:Sheet7.F8 Sheet7.A10:Sheet7.A17 Sheet7.E10:Sheet7.E10 Sheet7.F10:Sheet7.F17 Sheet7.A18:Sheet7.A25 Sheet7.E18:Sheet7.E18 Sheet7.F18:Sheet7.F25 Sheet7.A26:Sheet7.A33 Sheet7.E26:Sheet7.E26 Sheet7.F26:Sheet7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6007.2" calcext:value-type="float">
            <text:p>146007.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460072" calcext:value-type="float">
            <text:p>0.1460072</text:p>
          </table:table-cell>
          <table:table-cell table:formula="of:=[.C1]*[.A1]/([.H$8]*[.I$8])" office:value-type="float" office:value="148.148148148148" calcext:value-type="float">
            <text:p>148.1481481481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  <table:table-cell office:value-type="string" calcext:value-type="string">
            <text:p>overclocking at 1.35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81559" calcext:value-type="float">
            <text:p>281559</text:p>
          </table:table-cell>
          <table:table-cell/>
          <table:table-cell table:formula="of:=[.D2]/1000000" office:value-type="float" office:value="0.281559" calcext:value-type="float">
            <text:p>0.281559</text:p>
          </table:table-cell>
          <table:table-cell table:formula="of:=[.C2]*[.A2]/([.H$8]*[.I$8])" office:value-type="float" office:value="158.518518518519" calcext:value-type="float">
            <text:p>158.5185185185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683.31" calcext:value-type="float">
            <text:p>530683.31</text:p>
          </table:table-cell>
          <table:table-cell/>
          <table:table-cell table:formula="of:=[.D3]/1000000" office:value-type="float" office:value="0.53068331" calcext:value-type="float">
            <text:p>0.53068331</text:p>
          </table:table-cell>
          <table:table-cell table:formula="of:=[.C3]*[.A3]/([.H$8]*[.I$8])" office:value-type="float" office:value="168.888888888889" calcext:value-type="float">
            <text:p>168.88888888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63308" calcext:value-type="float">
            <text:p>963308</text:p>
          </table:table-cell>
          <table:table-cell/>
          <table:table-cell table:formula="of:=[.D4]/1000000" office:value-type="float" office:value="0.963308" calcext:value-type="float">
            <text:p>0.963308</text:p>
          </table:table-cell>
          <table:table-cell table:formula="of:=[.C4]*[.A4]/([.H$8]*[.I$8])" office:value-type="float" office:value="183.703703703704" calcext:value-type="float">
            <text:p>183.703703703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7625" calcext:value-type="float">
            <text:p>1707625</text:p>
          </table:table-cell>
          <table:table-cell/>
          <table:table-cell table:formula="of:=[.D5]/1000000" office:value-type="float" office:value="1.707625" calcext:value-type="float">
            <text:p>1.7076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24314.75" calcext:value-type="float">
            <text:p>3624314.75</text:p>
          </table:table-cell>
          <table:table-cell/>
          <table:table-cell table:formula="of:=[.D6]/1000000" office:value-type="float" office:value="3.62431475" calcext:value-type="float">
            <text:p>3.6243147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81824" calcext:value-type="float">
            <text:p>7081824</text:p>
          </table:table-cell>
          <table:table-cell/>
          <table:table-cell table:formula="of:=[.D7]/1000000" office:value-type="float" office:value="7.081824" calcext:value-type="float">
            <text:p>7.081824</text:p>
          </table:table-cell>
          <table:table-cell table:formula="of:=[.C7]*[.A7]/([.H$8]*[.I$8])" office:value-type="float" office:value="237.037037037037" calcext:value-type="float">
            <text:p>237.03703703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75125" calcext:value-type="float">
            <text:p>14075125</text:p>
          </table:table-cell>
          <table:table-cell/>
          <table:table-cell table:formula="of:=[.D8]/1000000" office:value-type="float" office:value="14.075125" calcext:value-type="float">
            <text:p>14.075125</text:p>
          </table:table-cell>
          <table:table-cell table:formula="of:=[.C8]*[.A8]/([.H$8]*[.I$8])" office:value-type="float" office:value="284.444444444444" calcext:value-type="float">
            <text:p>284.4444444444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47630.59" calcext:value-type="float">
            <text:p>47630.59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4763059" calcext:value-type="float">
            <text:p>0.04763059</text:p>
          </table:table-cell>
          <table:table-cell table:formula="of:=[.C10]*[.A10]/([.H$10]*[.I$10])" office:value-type="float" office:value="116.296296296296" calcext:value-type="float">
            <text:p>116.2962962963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80219.95" calcext:value-type="float">
            <text:p>80219.95</text:p>
          </table:table-cell>
          <table:table-cell/>
          <table:table-cell table:formula="of:=[.D11]/1000000" office:value-type="float" office:value="0.08021995" calcext:value-type="float">
            <text:p>0.08021995</text:p>
          </table:table-cell>
          <table:table-cell table:formula="of:=[.C11]*[.A11]/([.H$10]*[.I$10])" office:value-type="float" office:value="137.777777777778" calcext:value-type="float">
            <text:p>137.77777777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60659.17" calcext:value-type="float">
            <text:p>160659.17</text:p>
          </table:table-cell>
          <table:table-cell/>
          <table:table-cell table:formula="of:=[.D12]/1000000" office:value-type="float" office:value="0.16065917" calcext:value-type="float">
            <text:p>0.16065917</text:p>
          </table:table-cell>
          <table:table-cell table:formula="of:=[.C12]*[.A12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21746.62" calcext:value-type="float">
            <text:p>321746.62</text:p>
          </table:table-cell>
          <table:table-cell/>
          <table:table-cell table:formula="of:=[.D13]/1000000" office:value-type="float" office:value="0.32174662" calcext:value-type="float">
            <text:p>0.32174662</text:p>
          </table:table-cell>
          <table:table-cell table:formula="of:=[.C13]*[.A13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2086.19" calcext:value-type="float">
            <text:p>722086.19</text:p>
          </table:table-cell>
          <table:table-cell/>
          <table:table-cell table:formula="of:=[.D14]/1000000" office:value-type="float" office:value="0.72208619" calcext:value-type="float">
            <text:p>0.72208619</text:p>
          </table:table-cell>
          <table:table-cell table:formula="of:=[.C14]*[.A14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35919.88" calcext:value-type="float">
            <text:p>1235919.88</text:p>
          </table:table-cell>
          <table:table-cell/>
          <table:table-cell table:formula="of:=[.D15]/1000000" office:value-type="float" office:value="1.23591988" calcext:value-type="float">
            <text:p>1.23591988</text:p>
          </table:table-cell>
          <table:table-cell table:formula="of:=[.C15]*[.A15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26376.25" calcext:value-type="float">
            <text:p>2426376.25</text:p>
          </table:table-cell>
          <table:table-cell/>
          <table:table-cell table:formula="of:=[.D16]/1000000" office:value-type="float" office:value="2.42637625" calcext:value-type="float">
            <text:p>2.42637625</text:p>
          </table:table-cell>
          <table:table-cell table:formula="of:=[.C16]*[.A16]/([.H$10]*[.I$10])" office:value-type="float" office:value="189.62962962963" calcext:value-type="float">
            <text:p>189.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95989.5" calcext:value-type="float">
            <text:p>5995989.5</text:p>
          </table:table-cell>
          <table:table-cell/>
          <table:table-cell table:formula="of:=[.D17]/1000000" office:value-type="float" office:value="5.9959895" calcext:value-type="float">
            <text:p>5.9959895</text:p>
          </table:table-cell>
          <table:table-cell table:formula="of:=[.C17]*[.A17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47711.25" calcext:value-type="float">
            <text:p>47711.25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4771125" calcext:value-type="float">
            <text:p>0.04771125</text:p>
          </table:table-cell>
          <table:table-cell table:formula="of:=[.C18]*[.A18]/([.H$10]*[.I$10])" office:value-type="float" office:value="115.555555555556" calcext:value-type="float">
            <text:p>115.5555555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80082.09" calcext:value-type="float">
            <text:p>80082.09</text:p>
          </table:table-cell>
          <table:table-cell/>
          <table:table-cell table:formula="of:=[.D19]/1000000" office:value-type="float" office:value="0.08008209" calcext:value-type="float">
            <text:p>0.08008209</text:p>
          </table:table-cell>
          <table:table-cell table:formula="of:=[.C19]*[.A19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60289.7" calcext:value-type="float">
            <text:p>160289.7</text:p>
          </table:table-cell>
          <table:table-cell/>
          <table:table-cell table:formula="of:=[.D20]/1000000" office:value-type="float" office:value="0.1602897" calcext:value-type="float">
            <text:p>0.1602897</text:p>
          </table:table-cell>
          <table:table-cell table:formula="of:=[.C20]*[.A20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4066.75" calcext:value-type="float">
            <text:p>334066.75</text:p>
          </table:table-cell>
          <table:table-cell/>
          <table:table-cell table:formula="of:=[.D21]/1000000" office:value-type="float" office:value="0.33406675" calcext:value-type="float">
            <text:p>0.33406675</text:p>
          </table:table-cell>
          <table:table-cell table:formula="of:=[.C21]*[.A21]/([.H$10]*[.I$10])" office:value-type="float" office:value="133.333333333333" calcext:value-type="float">
            <text:p>133.333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26472.75" calcext:value-type="float">
            <text:p>726472.75</text:p>
          </table:table-cell>
          <table:table-cell/>
          <table:table-cell table:formula="of:=[.D22]/1000000" office:value-type="float" office:value="0.72647275" calcext:value-type="float">
            <text:p>0.72647275</text:p>
          </table:table-cell>
          <table:table-cell table:formula="of:=[.C22]*[.A22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36072.25" calcext:value-type="float">
            <text:p>1236072.25</text:p>
          </table:table-cell>
          <table:table-cell/>
          <table:table-cell table:formula="of:=[.D23]/1000000" office:value-type="float" office:value="1.23607225" calcext:value-type="float">
            <text:p>1.23607225</text:p>
          </table:table-cell>
          <table:table-cell table:formula="of:=[.C23]*[.A23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674728" calcext:value-type="float">
            <text:p>2674728</text:p>
          </table:table-cell>
          <table:table-cell/>
          <table:table-cell table:formula="of:=[.D24]/1000000" office:value-type="float" office:value="2.674728" calcext:value-type="float">
            <text:p>2.674728</text:p>
          </table:table-cell>
          <table:table-cell table:formula="of:=[.C24]*[.A24]/([.H$10]*[.I$10])" office:value-type="float" office:value="165.925925925926" calcext:value-type="float">
            <text:p>165.925925925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994006.5" calcext:value-type="float">
            <text:p>5994006.5</text:p>
          </table:table-cell>
          <table:table-cell/>
          <table:table-cell table:formula="of:=[.D25]/1000000" office:value-type="float" office:value="5.9940065" calcext:value-type="float">
            <text:p>5.9940065</text:p>
          </table:table-cell>
          <table:table-cell table:formula="of:=[.C25]*[.A25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47548.57" calcext:value-type="float">
            <text:p>47548.57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4754857" calcext:value-type="float">
            <text:p>0.04754857</text:p>
          </table:table-cell>
          <table:table-cell table:formula="of:=[.C26]*[.A26]/([.H$10]*[.I$10])" office:value-type="float" office:value="113.333333333333" calcext:value-type="float">
            <text:p>113.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76" calcext:value-type="float">
            <text:p>376</text:p>
          </table:table-cell>
          <table:table-cell office:value-type="float" office:value="80531.29" calcext:value-type="float">
            <text:p>80531.29</text:p>
          </table:table-cell>
          <table:table-cell/>
          <table:table-cell table:formula="of:=[.D27]/1000000" office:value-type="float" office:value="0.08053129" calcext:value-type="float">
            <text:p>0.08053129</text:p>
          </table:table-cell>
          <table:table-cell table:formula="of:=[.C27]*[.A27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88" calcext:value-type="float">
            <text:p>188</text:p>
          </table:table-cell>
          <table:table-cell office:value-type="float" office:value="160028.39" calcext:value-type="float">
            <text:p>160028.39</text:p>
          </table:table-cell>
          <table:table-cell/>
          <table:table-cell table:formula="of:=[.D28]/1000000" office:value-type="float" office:value="0.16002839" calcext:value-type="float">
            <text:p>0.16002839</text:p>
          </table:table-cell>
          <table:table-cell table:formula="of:=[.C28]*[.A28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7175.03" calcext:value-type="float">
            <text:p>327175.03</text:p>
          </table:table-cell>
          <table:table-cell/>
          <table:table-cell table:formula="of:=[.D29]/1000000" office:value-type="float" office:value="0.32717503" calcext:value-type="float">
            <text:p>0.32717503</text:p>
          </table:table-cell>
          <table:table-cell table:formula="of:=[.C29]*[.A29]/([.H$10]*[.I$10])" office:value-type="float" office:value="136.296296296296" calcext:value-type="float">
            <text:p>136.296296296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723156.75" calcext:value-type="float">
            <text:p>723156.75</text:p>
          </table:table-cell>
          <table:table-cell/>
          <table:table-cell table:formula="of:=[.D30]/1000000" office:value-type="float" office:value="0.72315675" calcext:value-type="float">
            <text:p>0.72315675</text:p>
          </table:table-cell>
          <table:table-cell table:formula="of:=[.C30]*[.A30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236498.25" calcext:value-type="float">
            <text:p>1236498.25</text:p>
          </table:table-cell>
          <table:table-cell/>
          <table:table-cell table:formula="of:=[.D31]/1000000" office:value-type="float" office:value="1.23649825" calcext:value-type="float">
            <text:p>1.23649825</text:p>
          </table:table-cell>
          <table:table-cell table:formula="of:=[.C31]*[.A31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426782" calcext:value-type="float">
            <text:p>2426782</text:p>
          </table:table-cell>
          <table:table-cell/>
          <table:table-cell table:formula="of:=[.D32]/1000000" office:value-type="float" office:value="2.426782" calcext:value-type="float">
            <text:p>2.426782</text:p>
          </table:table-cell>
          <table:table-cell table:formula="of:=[.C32]*[.A32]/([.H$10]*[.I$10])" office:value-type="float" office:value="189.62962962963" calcext:value-type="float">
            <text:p>189.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5967728" calcext:value-type="float">
            <text:p>5967728</text:p>
          </table:table-cell>
          <table:table-cell/>
          <table:table-cell table:formula="of:=[.D33]/1000000" office:value-type="float" office:value="5.967728" calcext:value-type="float">
            <text:p>5.967728</text:p>
          </table:table-cell>
          <table:table-cell table:formula="of:=[.C33]*[.A33]/([.H$10]*[.I$10])" office:value-type="float" office:value="142.222222222222" calcext:value-type="float">
            <text:p>142.2222222222</text:p>
          </table:table-cell>
          <table:table-cell table:number-columns-repeated="3"/>
        </table:table-row>
      </table:table>
      <table:table table:name="Sheet8" table:style-name="ta1">
        <table:shapes>
          <draw:frame draw:z-index="0" draw:style-name="gr1" draw:text-style-name="P1" svg:width="640.01pt" svg:height="384.75pt" svg:x="570.53pt" svg:y="204.04pt">
            <loext:p draw:notify-on-update-of-ranges="Sheet8.A1:Sheet8.A8 Sheet8.E1:Sheet8.E1 Sheet8.F1:Sheet8.F8 Sheet8.A10:Sheet8.A17 Sheet8.E10:Sheet8.E10 Sheet8.F10:Sheet8.F17 Sheet8.A18:Sheet8.A25 Sheet8.E18:Sheet8.E18 Sheet8.F18:Sheet8.F25 Sheet8.A26:Sheet8.A33 Sheet8.E26:Sheet8.E26 Sheet8.F26:Sheet8.F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35099.72" calcext:value-type="float">
            <text:p>135099.7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3509972" calcext:value-type="float">
            <text:p>0.13509972</text:p>
          </table:table-cell>
          <table:table-cell table:formula="of:=[.C1]*[.A1]/([.H$8]*[.I$8])" office:value-type="float" office:value="162.222222222222" calcext:value-type="float">
            <text:p>162.2222222222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60495.64" calcext:value-type="float">
            <text:p>260495.64</text:p>
          </table:table-cell>
          <table:table-cell/>
          <table:table-cell table:formula="of:=[.D2]/1000000" office:value-type="float" office:value="0.26049564" calcext:value-type="float">
            <text:p>0.26049564</text:p>
          </table:table-cell>
          <table:table-cell table:formula="of:=[.C2]*[.A2]/([.H$8]*[.I$8])" office:value-type="float" office:value="170.37037037037" calcext:value-type="float">
            <text:p>170.3703703704</text:p>
          </table:table-cell>
          <table:table-cell office:value-type="string" calcext:value-type="string">
            <text:p>sorting a set of 26k elements, e3 2 co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0660.58" calcext:value-type="float">
            <text:p>490660.58</text:p>
          </table:table-cell>
          <table:table-cell/>
          <table:table-cell table:formula="of:=[.D3]/1000000" office:value-type="float" office:value="0.49066058" calcext:value-type="float">
            <text:p>0.49066058</text:p>
          </table:table-cell>
          <table:table-cell table:formula="of:=[.C3]*[.A3]/([.H$8]*[.I$8])" office:value-type="float" office:value="183.703703703704" calcext:value-type="float">
            <text:p>183.70370370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91195.68" calcext:value-type="float">
            <text:p>891195.68</text:p>
          </table:table-cell>
          <table:table-cell/>
          <table:table-cell table:formula="of:=[.D4]/1000000" office:value-type="float" office:value="0.89119568" calcext:value-type="float">
            <text:p>0.89119568</text:p>
          </table:table-cell>
          <table:table-cell table:formula="of:=[.C4]*[.A4]/([.H$8]*[.I$8])" office:value-type="float" office:value="201.481481481481" calcext:value-type="float">
            <text:p>201.4814814815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74649.89" calcext:value-type="float">
            <text:p>1574649.89</text:p>
          </table:table-cell>
          <table:table-cell/>
          <table:table-cell table:formula="of:=[.D5]/1000000" office:value-type="float" office:value="1.57464989" calcext:value-type="float">
            <text:p>1.57464989</text:p>
          </table:table-cell>
          <table:table-cell table:formula="of:=[.C5]*[.A5]/([.H$8]*[.I$8])" office:value-type="float" office:value="225.185185185185" calcext:value-type="float">
            <text:p>225.18518518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38515.67" calcext:value-type="float">
            <text:p>3338515.67</text:p>
          </table:table-cell>
          <table:table-cell/>
          <table:table-cell table:formula="of:=[.D6]/1000000" office:value-type="float" office:value="3.33851567" calcext:value-type="float">
            <text:p>3.33851567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36821.6" calcext:value-type="float">
            <text:p>6536821.6</text:p>
          </table:table-cell>
          <table:table-cell/>
          <table:table-cell table:formula="of:=[.D7]/1000000" office:value-type="float" office:value="6.5368216" calcext:value-type="float">
            <text:p>6.5368216</text:p>
          </table:table-cell>
          <table:table-cell table:formula="of:=[.C7]*[.A7]/([.H$8]*[.I$8])" office:value-type="float" office:value="237.037037037037" calcext:value-type="float">
            <text:p>237.03703703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79783.67" calcext:value-type="float">
            <text:p>12979783.67</text:p>
          </table:table-cell>
          <table:table-cell/>
          <table:table-cell table:formula="of:=[.D8]/1000000" office:value-type="float" office:value="12.97978367" calcext:value-type="float">
            <text:p>12.97978367</text:p>
          </table:table-cell>
          <table:table-cell table:formula="of:=[.C8]*[.A8]/([.H$8]*[.I$8])" office:value-type="float" office:value="284.444444444444" calcext:value-type="float">
            <text:p>284.4444444444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2079.35" calcext:value-type="float">
            <text:p>82079.35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8207935" calcext:value-type="float">
            <text:p>0.08207935</text:p>
          </table:table-cell>
          <table:table-cell table:formula="of:=[.C10]*[.A10]/([.H$10]*[.I$10])" office:value-type="float" office:value="67.037037037037" calcext:value-type="float">
            <text:p>67.037037037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34179.91" calcext:value-type="float">
            <text:p>134179.91</text:p>
          </table:table-cell>
          <table:table-cell/>
          <table:table-cell table:formula="of:=[.D11]/1000000" office:value-type="float" office:value="0.13417991" calcext:value-type="float">
            <text:p>0.13417991</text:p>
          </table:table-cell>
          <table:table-cell table:formula="of:=[.C11]*[.A11]/([.H$10]*[.I$10])" office:value-type="float" office:value="82.962962962963" calcext:value-type="float">
            <text:p>82.9629629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50374.29" calcext:value-type="float">
            <text:p>250374.29</text:p>
          </table:table-cell>
          <table:table-cell/>
          <table:table-cell table:formula="of:=[.D12]/1000000" office:value-type="float" office:value="0.25037429" calcext:value-type="float">
            <text:p>0.25037429</text:p>
          </table:table-cell>
          <table:table-cell table:formula="of:=[.C12]*[.A12]/([.H$10]*[.I$10])" office:value-type="float" office:value="88.8888888888889" calcext:value-type="float">
            <text:p>88.88888888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52515" calcext:value-type="float">
            <text:p>452515</text:p>
          </table:table-cell>
          <table:table-cell/>
          <table:table-cell table:formula="of:=[.D13]/1000000" office:value-type="float" office:value="0.452515" calcext:value-type="float">
            <text:p>0.452515</text:p>
          </table:table-cell>
          <table:table-cell table:formula="of:=[.C13]*[.A13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9157.89" calcext:value-type="float">
            <text:p>799157.89</text:p>
          </table:table-cell>
          <table:table-cell/>
          <table:table-cell table:formula="of:=[.D14]/1000000" office:value-type="float" office:value="0.79915789" calcext:value-type="float">
            <text:p>0.79915789</text:p>
          </table:table-cell>
          <table:table-cell table:formula="of:=[.C14]*[.A14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73335.67" calcext:value-type="float">
            <text:p>1673335.67</text:p>
          </table:table-cell>
          <table:table-cell/>
          <table:table-cell table:formula="of:=[.D15]/1000000" office:value-type="float" office:value="1.67333567" calcext:value-type="float">
            <text:p>1.67333567</text:p>
          </table:table-cell>
          <table:table-cell table:formula="of:=[.C15]*[.A15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0502.7" calcext:value-type="float">
            <text:p>3260502.7</text:p>
          </table:table-cell>
          <table:table-cell/>
          <table:table-cell table:formula="of:=[.D16]/1000000" office:value-type="float" office:value="3.2605027" calcext:value-type="float">
            <text:p>3.2605027</text:p>
          </table:table-cell>
          <table:table-cell table:formula="of:=[.C16]*[.A16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49980.5" calcext:value-type="float">
            <text:p>6449980.5</text:p>
          </table:table-cell>
          <table:table-cell/>
          <table:table-cell table:formula="of:=[.D17]/1000000" office:value-type="float" office:value="6.4499805" calcext:value-type="float">
            <text:p>6.4499805</text:p>
          </table:table-cell>
          <table:table-cell table:formula="of:=[.C17]*[.A17]/([.H$10]*[.I$10])" office:value-type="float" office:value="142.222222222222" calcext:value-type="float">
            <text:p>142.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82251.33" calcext:value-type="float">
            <text:p>82251.33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8225133" calcext:value-type="float">
            <text:p>0.08225133</text:p>
          </table:table-cell>
          <table:table-cell table:formula="of:=[.C18]*[.A18]/([.H$10]*[.I$10])" office:value-type="float" office:value="65.9259259259259" calcext:value-type="float">
            <text:p>65.92592592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35369.24" calcext:value-type="float">
            <text:p>135369.24</text:p>
          </table:table-cell>
          <table:table-cell/>
          <table:table-cell table:formula="of:=[.D19]/1000000" office:value-type="float" office:value="0.13536924" calcext:value-type="float">
            <text:p>0.13536924</text:p>
          </table:table-cell>
          <table:table-cell table:formula="of:=[.C19]*[.A19]/([.H$10]*[.I$10])" office:value-type="float" office:value="82.2222222222222" calcext:value-type="float">
            <text:p>82.22222222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246777.24" calcext:value-type="float">
            <text:p>246777.24</text:p>
          </table:table-cell>
          <table:table-cell/>
          <table:table-cell table:formula="of:=[.D20]/1000000" office:value-type="float" office:value="0.24677724" calcext:value-type="float">
            <text:p>0.24677724</text:p>
          </table:table-cell>
          <table:table-cell table:formula="of:=[.C20]*[.A20]/([.H$10]*[.I$10])" office:value-type="float" office:value="90.3703703703704" calcext:value-type="float">
            <text:p>90.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452297.17" calcext:value-type="float">
            <text:p>452297.17</text:p>
          </table:table-cell>
          <table:table-cell/>
          <table:table-cell table:formula="of:=[.D21]/1000000" office:value-type="float" office:value="0.45229717" calcext:value-type="float">
            <text:p>0.45229717</text:p>
          </table:table-cell>
          <table:table-cell table:formula="of:=[.C21]*[.A21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0745.74" calcext:value-type="float">
            <text:p>800745.74</text:p>
          </table:table-cell>
          <table:table-cell/>
          <table:table-cell table:formula="of:=[.D22]/1000000" office:value-type="float" office:value="0.80074574" calcext:value-type="float">
            <text:p>0.80074574</text:p>
          </table:table-cell>
          <table:table-cell table:formula="of:=[.C22]*[.A22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80293.89" calcext:value-type="float">
            <text:p>1680293.89</text:p>
          </table:table-cell>
          <table:table-cell/>
          <table:table-cell table:formula="of:=[.D23]/1000000" office:value-type="float" office:value="1.68029389" calcext:value-type="float">
            <text:p>1.68029389</text:p>
          </table:table-cell>
          <table:table-cell table:formula="of:=[.C23]*[.A23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56959.7" calcext:value-type="float">
            <text:p>3256959.7</text:p>
          </table:table-cell>
          <table:table-cell/>
          <table:table-cell table:formula="of:=[.D24]/1000000" office:value-type="float" office:value="3.2569597" calcext:value-type="float">
            <text:p>3.2569597</text:p>
          </table:table-cell>
          <table:table-cell table:formula="of:=[.C24]*[.A24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441975.33" calcext:value-type="float">
            <text:p>6441975.33</text:p>
          </table:table-cell>
          <table:table-cell/>
          <table:table-cell table:formula="of:=[.D25]/1000000" office:value-type="float" office:value="6.44197533" calcext:value-type="float">
            <text:p>6.44197533</text:p>
          </table:table-cell>
          <table:table-cell table:formula="of:=[.C25]*[.A25]/([.H$10]*[.I$10])" office:value-type="float" office:value="142.222222222222" calcext:value-type="float">
            <text:p>142.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82072.46" calcext:value-type="float">
            <text:p>82072.46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8207246" calcext:value-type="float">
            <text:p>0.08207246</text:p>
          </table:table-cell>
          <table:table-cell table:formula="of:=[.C26]*[.A26]/([.H$10]*[.I$10])" office:value-type="float" office:value="67.7777777777778" calcext:value-type="float">
            <text:p>67.77777777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222" calcext:value-type="float">
            <text:p>222</text:p>
          </table:table-cell>
          <table:table-cell office:value-type="float" office:value="135252.3" calcext:value-type="float">
            <text:p>135252.3</text:p>
          </table:table-cell>
          <table:table-cell/>
          <table:table-cell table:formula="of:=[.D27]/1000000" office:value-type="float" office:value="0.1352523" calcext:value-type="float">
            <text:p>0.1352523</text:p>
          </table:table-cell>
          <table:table-cell table:formula="of:=[.C27]*[.A27]/([.H$10]*[.I$10])" office:value-type="float" office:value="82.2222222222222" calcext:value-type="float">
            <text:p>82.22222222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6801.96" calcext:value-type="float">
            <text:p>246801.96</text:p>
          </table:table-cell>
          <table:table-cell/>
          <table:table-cell table:formula="of:=[.D28]/1000000" office:value-type="float" office:value="0.24680196" calcext:value-type="float">
            <text:p>0.24680196</text:p>
          </table:table-cell>
          <table:table-cell table:formula="of:=[.C28]*[.A28]/([.H$10]*[.I$10])" office:value-type="float" office:value="90.3703703703704" calcext:value-type="float">
            <text:p>90.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453401.58" calcext:value-type="float">
            <text:p>453401.58</text:p>
          </table:table-cell>
          <table:table-cell/>
          <table:table-cell table:formula="of:=[.D29]/1000000" office:value-type="float" office:value="0.45340158" calcext:value-type="float">
            <text:p>0.45340158</text:p>
          </table:table-cell>
          <table:table-cell table:formula="of:=[.C29]*[.A29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800110.39" calcext:value-type="float">
            <text:p>800110.39</text:p>
          </table:table-cell>
          <table:table-cell/>
          <table:table-cell table:formula="of:=[.D30]/1000000" office:value-type="float" office:value="0.80011039" calcext:value-type="float">
            <text:p>0.80011039</text:p>
          </table:table-cell>
          <table:table-cell table:formula="of:=[.C30]*[.A30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1694884.39" calcext:value-type="float">
            <text:p>1694884.39</text:p>
          </table:table-cell>
          <table:table-cell/>
          <table:table-cell table:formula="of:=[.D31]/1000000" office:value-type="float" office:value="1.69488439" calcext:value-type="float">
            <text:p>1.69488439</text:p>
          </table:table-cell>
          <table:table-cell table:formula="of:=[.C31]*[.A31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47765" calcext:value-type="float">
            <text:p>3247765</text:p>
          </table:table-cell>
          <table:table-cell/>
          <table:table-cell table:formula="of:=[.D32]/1000000" office:value-type="float" office:value="3.247765" calcext:value-type="float">
            <text:p>3.247765</text:p>
          </table:table-cell>
          <table:table-cell table:formula="of:=[.C32]*[.A32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6448869.5" calcext:value-type="float">
            <text:p>6448869.5</text:p>
          </table:table-cell>
          <table:table-cell/>
          <table:table-cell table:formula="of:=[.D33]/1000000" office:value-type="float" office:value="6.4488695" calcext:value-type="float">
            <text:p>6.4488695</text:p>
          </table:table-cell>
          <table:table-cell table:formula="of:=[.C33]*[.A33]/([.H$10]*[.I$10])" office:value-type="float" office:value="142.222222222222" calcext:value-type="float">
            <text:p>142.2222222222</text:p>
          </table:table-cell>
          <table:table-cell table:number-columns-repeated="2"/>
        </table:table-row>
      </table:table>
      <table:table table:name="Sheet9" table:style-name="ta1">
        <table:shapes>
          <draw:frame draw:z-index="0" draw:style-name="gr1" draw:text-style-name="P1" svg:width="640.01pt" svg:height="384.75pt" svg:x="570.53pt" svg:y="204.04pt">
            <loext:p draw:notify-on-update-of-ranges="Sheet9.A1:Sheet9.A8 Sheet9.E1:Sheet9.E1 Sheet9.F1:Sheet9.F8 Sheet9.A10:Sheet9.A17 Sheet9.E10:Sheet9.E10 Sheet9.F10:Sheet9.F17 Sheet9.A18:Sheet9.A25 Sheet9.E18:Sheet9.E18 Sheet9.F18:Sheet9.F25 Sheet9.A26:Sheet9.A33 Sheet9.E26:Sheet9.E26 Sheet9.F26:Sheet9.F3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42176.25" calcext:value-type="float">
            <text:p>142176.25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4217625" calcext:value-type="float">
            <text:p>0.14217625</text:p>
          </table:table-cell>
          <table:table-cell table:formula="of:=[.C1]*[.A1]/([.H$8]*[.I$8])" office:value-type="float" office:value="150" calcext:value-type="float">
            <text:p>150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72549.16" calcext:value-type="float">
            <text:p>272549.16</text:p>
          </table:table-cell>
          <table:table-cell/>
          <table:table-cell table:formula="of:=[.D2]/1000000" office:value-type="float" office:value="0.27254916" calcext:value-type="float">
            <text:p>0.27254916</text:p>
          </table:table-cell>
          <table:table-cell table:formula="of:=[.C2]*[.A2]/([.H$8]*[.I$8])" office:value-type="float" office:value="157.142857142857" calcext:value-type="float">
            <text:p>157.1428571429</text:p>
          </table:table-cell>
          <table:table-cell office:value-type="string" calcext:value-type="string">
            <text:p>sorting a set of 26k elements, 4 squidlets on one raspberry pi 3b+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13659.47" calcext:value-type="float">
            <text:p>513659.47</text:p>
          </table:table-cell>
          <table:table-cell/>
          <table:table-cell table:formula="of:=[.D3]/1000000" office:value-type="float" office:value="0.51365947" calcext:value-type="float">
            <text:p>0.51365947</text:p>
          </table:table-cell>
          <table:table-cell table:formula="of:=[.C3]*[.A3]/([.H$8]*[.I$8])" office:value-type="float" office:value="168.571428571429" calcext:value-type="float">
            <text:p>168.57142857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32628.12" calcext:value-type="float">
            <text:p>932628.12</text:p>
          </table:table-cell>
          <table:table-cell/>
          <table:table-cell table:formula="of:=[.D4]/1000000" office:value-type="float" office:value="0.93262812" calcext:value-type="float">
            <text:p>0.93262812</text:p>
          </table:table-cell>
          <table:table-cell table:formula="of:=[.C4]*[.A4]/([.H$8]*[.I$8])" office:value-type="float" office:value="182.857142857143" calcext:value-type="float">
            <text:p>182.857142857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54764.62" calcext:value-type="float">
            <text:p>1654764.62</text:p>
          </table:table-cell>
          <table:table-cell/>
          <table:table-cell table:formula="of:=[.D5]/1000000" office:value-type="float" office:value="1.65476462" calcext:value-type="float">
            <text:p>1.65476462</text:p>
          </table:table-cell>
          <table:table-cell table:formula="of:=[.C5]*[.A5]/([.H$8]*[.I$8])" office:value-type="float" office:value="217.142857142857" calcext:value-type="float">
            <text:p>217.14285714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14625.5" calcext:value-type="float">
            <text:p>3514625.5</text:p>
          </table:table-cell>
          <table:table-cell/>
          <table:table-cell table:formula="of:=[.D6]/1000000" office:value-type="float" office:value="3.5146255" calcext:value-type="float">
            <text:p>3.5146255</text:p>
          </table:table-cell>
          <table:table-cell table:formula="of:=[.C6]*[.A6]/([.H$8]*[.I$8])" office:value-type="float" office:value="205.714285714286" calcext:value-type="float">
            <text:p>205.714285714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60920" calcext:value-type="float">
            <text:p>6860920</text:p>
          </table:table-cell>
          <table:table-cell/>
          <table:table-cell table:formula="of:=[.D7]/1000000" office:value-type="float" office:value="6.86092" calcext:value-type="float">
            <text:p>6.86092</text:p>
          </table:table-cell>
          <table:table-cell table:formula="of:=[.C7]*[.A7]/([.H$8]*[.I$8])" office:value-type="float" office:value="228.571428571429" calcext:value-type="float">
            <text:p>228.571428571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37441" calcext:value-type="float">
            <text:p>13637441</text:p>
          </table:table-cell>
          <table:table-cell/>
          <table:table-cell table:formula="of:=[.D8]/1000000" office:value-type="float" office:value="13.637441" calcext:value-type="float">
            <text:p>13.637441</text:p>
          </table:table-cell>
          <table:table-cell table:formula="of:=[.C8]*[.A8]/([.H$8]*[.I$8])" office:value-type="float" office:value="274.285714285714" calcext:value-type="float">
            <text:p>274.285714285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46435.46" calcext:value-type="float">
            <text:p>46435.46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4643546" calcext:value-type="float">
            <text:p>0.04643546</text:p>
          </table:table-cell>
          <table:table-cell table:formula="of:=[.C10]*[.A10]/([.H$10]*[.I$10])" office:value-type="float" office:value="113.571428571429" calcext:value-type="float">
            <text:p>113.5714285714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77619.55" calcext:value-type="float">
            <text:p>77619.55</text:p>
          </table:table-cell>
          <table:table-cell/>
          <table:table-cell table:formula="of:=[.D11]/1000000" office:value-type="float" office:value="0.07761955" calcext:value-type="float">
            <text:p>0.07761955</text:p>
          </table:table-cell>
          <table:table-cell table:formula="of:=[.C11]*[.A11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643.69" calcext:value-type="float">
            <text:p>159643.69</text:p>
          </table:table-cell>
          <table:table-cell/>
          <table:table-cell table:formula="of:=[.D12]/1000000" office:value-type="float" office:value="0.15964369" calcext:value-type="float">
            <text:p>0.15964369</text:p>
          </table:table-cell>
          <table:table-cell table:formula="of:=[.C12]*[.A12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391.25" calcext:value-type="float">
            <text:p>326391.25</text:p>
          </table:table-cell>
          <table:table-cell/>
          <table:table-cell table:formula="of:=[.D13]/1000000" office:value-type="float" office:value="0.32639125" calcext:value-type="float">
            <text:p>0.32639125</text:p>
          </table:table-cell>
          <table:table-cell table:formula="of:=[.C13]*[.A13]/([.H$10]*[.I$10])" office:value-type="float" office:value="131.428571428571" calcext:value-type="float">
            <text:p>131.42857142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1981.44" calcext:value-type="float">
            <text:p>721981.44</text:p>
          </table:table-cell>
          <table:table-cell/>
          <table:table-cell table:formula="of:=[.D14]/1000000" office:value-type="float" office:value="0.72198144" calcext:value-type="float">
            <text:p>0.72198144</text:p>
          </table:table-cell>
          <table:table-cell table:formula="of:=[.C14]*[.A14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7279.88" calcext:value-type="float">
            <text:p>1247279.88</text:p>
          </table:table-cell>
          <table:table-cell/>
          <table:table-cell table:formula="of:=[.D15]/1000000" office:value-type="float" office:value="1.24727988" calcext:value-type="float">
            <text:p>1.24727988</text:p>
          </table:table-cell>
          <table:table-cell table:formula="of:=[.C15]*[.A15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50052" calcext:value-type="float">
            <text:p>2450052</text:p>
          </table:table-cell>
          <table:table-cell/>
          <table:table-cell table:formula="of:=[.D16]/1000000" office:value-type="float" office:value="2.450052" calcext:value-type="float">
            <text:p>2.450052</text:p>
          </table:table-cell>
          <table:table-cell table:formula="of:=[.C16]*[.A16]/([.H$10]*[.I$10])" office:value-type="float" office:value="182.857142857143" calcext:value-type="float">
            <text:p>182.85714285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64182.5" calcext:value-type="float">
            <text:p>6064182.5</text:p>
          </table:table-cell>
          <table:table-cell/>
          <table:table-cell table:formula="of:=[.D17]/1000000" office:value-type="float" office:value="6.0641825" calcext:value-type="float">
            <text:p>6.0641825</text:p>
          </table:table-cell>
          <table:table-cell table:formula="of:=[.C17]*[.A17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office:value-type="float" office:value="45233.97" calcext:value-type="float">
            <text:p>45233.97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4523397" calcext:value-type="float">
            <text:p>0.04523397</text:p>
          </table:table-cell>
          <table:table-cell table:formula="of:=[.C18]*[.A18]/([.H$10]*[.I$10])" office:value-type="float" office:value="118.571428571429" calcext:value-type="float">
            <text:p>118.57142857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7522.02" calcext:value-type="float">
            <text:p>77522.02</text:p>
          </table:table-cell>
          <table:table-cell/>
          <table:table-cell table:formula="of:=[.D19]/1000000" office:value-type="float" office:value="0.07752202" calcext:value-type="float">
            <text:p>0.07752202</text:p>
          </table:table-cell>
          <table:table-cell table:formula="of:=[.C19]*[.A19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58992.92" calcext:value-type="float">
            <text:p>158992.92</text:p>
          </table:table-cell>
          <table:table-cell/>
          <table:table-cell table:formula="of:=[.D20]/1000000" office:value-type="float" office:value="0.15899292" calcext:value-type="float">
            <text:p>0.15899292</text:p>
          </table:table-cell>
          <table:table-cell table:formula="of:=[.C20]*[.A20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13455.47" calcext:value-type="float">
            <text:p>313455.47</text:p>
          </table:table-cell>
          <table:table-cell/>
          <table:table-cell table:formula="of:=[.D21]/1000000" office:value-type="float" office:value="0.31345547" calcext:value-type="float">
            <text:p>0.31345547</text:p>
          </table:table-cell>
          <table:table-cell table:formula="of:=[.C21]*[.A21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19964.69" calcext:value-type="float">
            <text:p>719964.69</text:p>
          </table:table-cell>
          <table:table-cell/>
          <table:table-cell table:formula="of:=[.D22]/1000000" office:value-type="float" office:value="0.71996469" calcext:value-type="float">
            <text:p>0.71996469</text:p>
          </table:table-cell>
          <table:table-cell table:formula="of:=[.C22]*[.A22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46247.62" calcext:value-type="float">
            <text:p>1246247.62</text:p>
          </table:table-cell>
          <table:table-cell/>
          <table:table-cell table:formula="of:=[.D23]/1000000" office:value-type="float" office:value="1.24624762" calcext:value-type="float">
            <text:p>1.24624762</text:p>
          </table:table-cell>
          <table:table-cell table:formula="of:=[.C23]*[.A23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450290" calcext:value-type="float">
            <text:p>2450290</text:p>
          </table:table-cell>
          <table:table-cell/>
          <table:table-cell table:formula="of:=[.D24]/1000000" office:value-type="float" office:value="2.45029" calcext:value-type="float">
            <text:p>2.45029</text:p>
          </table:table-cell>
          <table:table-cell table:formula="of:=[.C24]*[.A24]/([.H$10]*[.I$10])" office:value-type="float" office:value="182.857142857143" calcext:value-type="float">
            <text:p>182.85714285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066097.5" calcext:value-type="float">
            <text:p>6066097.5</text:p>
          </table:table-cell>
          <table:table-cell/>
          <table:table-cell table:formula="of:=[.D25]/1000000" office:value-type="float" office:value="6.0660975" calcext:value-type="float">
            <text:p>6.0660975</text:p>
          </table:table-cell>
          <table:table-cell table:formula="of:=[.C25]*[.A25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36" calcext:value-type="float">
            <text:p>636</text:p>
          </table:table-cell>
          <table:table-cell office:value-type="float" office:value="45816.71" calcext:value-type="float">
            <text:p>45816.7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4581671" calcext:value-type="float">
            <text:p>0.04581671</text:p>
          </table:table-cell>
          <table:table-cell table:formula="of:=[.C26]*[.A26]/([.H$10]*[.I$10])" office:value-type="float" office:value="113.571428571429" calcext:value-type="float">
            <text:p>113.57142857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88" calcext:value-type="float">
            <text:p>388</text:p>
          </table:table-cell>
          <table:table-cell office:value-type="float" office:value="78010.49" calcext:value-type="float">
            <text:p>78010.49</text:p>
          </table:table-cell>
          <table:table-cell/>
          <table:table-cell table:formula="of:=[.D27]/1000000" office:value-type="float" office:value="0.07801049" calcext:value-type="float">
            <text:p>0.07801049</text:p>
          </table:table-cell>
          <table:table-cell table:formula="of:=[.C27]*[.A27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88" calcext:value-type="float">
            <text:p>188</text:p>
          </table:table-cell>
          <table:table-cell office:value-type="float" office:value="158727.73" calcext:value-type="float">
            <text:p>158727.73</text:p>
          </table:table-cell>
          <table:table-cell/>
          <table:table-cell table:formula="of:=[.D28]/1000000" office:value-type="float" office:value="0.15872773" calcext:value-type="float">
            <text:p>0.15872773</text:p>
          </table:table-cell>
          <table:table-cell table:formula="of:=[.C28]*[.A28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4" calcext:value-type="float">
            <text:p>94</text:p>
          </table:table-cell>
          <table:table-cell office:value-type="float" office:value="319502.91" calcext:value-type="float">
            <text:p>319502.91</text:p>
          </table:table-cell>
          <table:table-cell/>
          <table:table-cell table:formula="of:=[.D29]/1000000" office:value-type="float" office:value="0.31950291" calcext:value-type="float">
            <text:p>0.31950291</text:p>
          </table:table-cell>
          <table:table-cell table:formula="of:=[.C29]*[.A29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722057.81" calcext:value-type="float">
            <text:p>722057.81</text:p>
          </table:table-cell>
          <table:table-cell/>
          <table:table-cell table:formula="of:=[.D30]/1000000" office:value-type="float" office:value="0.72205781" calcext:value-type="float">
            <text:p>0.72205781</text:p>
          </table:table-cell>
          <table:table-cell table:formula="of:=[.C30]*[.A30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239095.12" calcext:value-type="float">
            <text:p>1239095.12</text:p>
          </table:table-cell>
          <table:table-cell/>
          <table:table-cell table:formula="of:=[.D31]/1000000" office:value-type="float" office:value="1.23909512" calcext:value-type="float">
            <text:p>1.23909512</text:p>
          </table:table-cell>
          <table:table-cell table:formula="of:=[.C31]*[.A31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3003837.75" calcext:value-type="float">
            <text:p>3003837.75</text:p>
          </table:table-cell>
          <table:table-cell/>
          <table:table-cell table:formula="of:=[.D32]/1000000" office:value-type="float" office:value="3.00383775" calcext:value-type="float">
            <text:p>3.00383775</text:p>
          </table:table-cell>
          <table:table-cell table:formula="of:=[.C32]*[.A32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6035780.5" calcext:value-type="float">
            <text:p>6035780.5</text:p>
          </table:table-cell>
          <table:table-cell/>
          <table:table-cell table:formula="of:=[.D33]/1000000" office:value-type="float" office:value="6.0357805" calcext:value-type="float">
            <text:p>6.0357805</text:p>
          </table:table-cell>
          <table:table-cell table:formula="of:=[.C33]*[.A33]/([.H$10]*[.I$10])" office:value-type="float" office:value="137.142857142857" calcext:value-type="float">
            <text:p>137.1428571429</text:p>
          </table:table-cell>
          <table:table-cell table:number-columns-repeated="2"/>
        </table:table-row>
      </table:table>
      <table:table table:name="Sheet10" table:style-name="ta1">
        <table:shapes>
          <draw:frame draw:z-index="0" draw:style-name="gr1" draw:text-style-name="P1" svg:width="640.01pt" svg:height="384.75pt" svg:x="570.53pt" svg:y="204.04pt">
            <loext:p draw:notify-on-update-of-ranges="Sheet10.A1:Sheet10.A8 Sheet10.E1:Sheet10.E1 Sheet10.F1:Sheet10.F8 Sheet10.A10:Sheet10.A17 Sheet10.E10:Sheet10.E10 Sheet10.F10:Sheet10.F17 Sheet10.A18:Sheet10.A25 Sheet10.E18:Sheet10.E18 Sheet10.F18:Sheet10.F25 Sheet10.A26:Sheet10.A33 Sheet10.E26:Sheet10.E26 Sheet10.F26:Sheet10.F3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office:value-type="float" office:value="16394.88" calcext:value-type="float">
            <text:p>16394.88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39488" calcext:value-type="float">
            <text:p>0.01639488</text:p>
          </table:table-cell>
          <table:table-cell/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31760.79" calcext:value-type="float">
            <text:p>31760.79</text:p>
          </table:table-cell>
          <table:table-cell/>
          <table:table-cell table:formula="of:=[.D2]/1000000" office:value-type="float" office:value="0.03176079" calcext:value-type="float">
            <text:p>0.03176079</text:p>
          </table:table-cell>
          <table:table-cell/>
          <table:table-cell office:value-type="string" calcext:value-type="string">
            <text:p>sorting a set of 26k elements, squad on pc and 8 squidlets on two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9876.65" calcext:value-type="float">
            <text:p>59876.65</text:p>
          </table:table-cell>
          <table:table-cell/>
          <table:table-cell table:formula="of:=[.D3]/1000000" office:value-type="float" office:value="0.05987665" calcext:value-type="float">
            <text:p>0.059876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08159.18" calcext:value-type="float">
            <text:p>108159.18</text:p>
          </table:table-cell>
          <table:table-cell/>
          <table:table-cell table:formula="of:=[.D4]/1000000" office:value-type="float" office:value="0.10815918" calcext:value-type="float">
            <text:p>0.10815918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90642.75" calcext:value-type="float">
            <text:p>190642.75</text:p>
          </table:table-cell>
          <table:table-cell/>
          <table:table-cell table:formula="of:=[.D5]/1000000" office:value-type="float" office:value="0.19064275" calcext:value-type="float">
            <text:p>0.1906427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403.46" calcext:value-type="float">
            <text:p>405403.46</text:p>
          </table:table-cell>
          <table:table-cell/>
          <table:table-cell table:formula="of:=[.D6]/1000000" office:value-type="float" office:value="0.40540346" calcext:value-type="float">
            <text:p>0.4054034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0513.55" calcext:value-type="float">
            <text:p>790513.55</text:p>
          </table:table-cell>
          <table:table-cell/>
          <table:table-cell table:formula="of:=[.D7]/1000000" office:value-type="float" office:value="0.79051355" calcext:value-type="float">
            <text:p>0.7905135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9924" calcext:value-type="float">
            <text:p>1569924</text:p>
          </table:table-cell>
          <table:table-cell/>
          <table:table-cell table:formula="of:=[.D8]/1000000" office:value-type="float" office:value="1.569924" calcext:value-type="float">
            <text:p>1.56992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2" calcext:value-type="float">
            <text:p>1192</text:p>
          </table:table-cell>
          <table:table-cell office:value-type="float" office:value="24474.79" calcext:value-type="float">
            <text:p>24474.79</text:p>
          </table:table-cell>
          <table:table-cell office:value-type="string" calcext:value-type="string">
            <text:p>8 squidlets, 100 bytes</text:p>
          </table:table-cell>
          <table:table-cell table:formula="of:=[.D10]/1000000" office:value-type="float" office:value="0.02447479" calcext:value-type="float">
            <text:p>0.024474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40708.95" calcext:value-type="float">
            <text:p>40708.95</text:p>
          </table:table-cell>
          <table:table-cell/>
          <table:table-cell table:formula="of:=[.D11]/1000000" office:value-type="float" office:value="0.04070895" calcext:value-type="float">
            <text:p>0.040708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82001.84" calcext:value-type="float">
            <text:p>82001.84</text:p>
          </table:table-cell>
          <table:table-cell/>
          <table:table-cell table:formula="of:=[.D12]/1000000" office:value-type="float" office:value="0.08200184" calcext:value-type="float">
            <text:p>0.0820018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60496.69" calcext:value-type="float">
            <text:p>160496.69</text:p>
          </table:table-cell>
          <table:table-cell/>
          <table:table-cell table:formula="of:=[.D13]/1000000" office:value-type="float" office:value="0.16049669" calcext:value-type="float">
            <text:p>0.1604966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49256.48" calcext:value-type="float">
            <text:p>349256.48</text:p>
          </table:table-cell>
          <table:table-cell/>
          <table:table-cell table:formula="of:=[.D14]/1000000" office:value-type="float" office:value="0.34925648" calcext:value-type="float">
            <text:p>0.3492564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70711.82" calcext:value-type="float">
            <text:p>970711.82</text:p>
          </table:table-cell>
          <table:table-cell/>
          <table:table-cell table:formula="of:=[.D15]/1000000" office:value-type="float" office:value="0.97071182" calcext:value-type="float">
            <text:p>0.9707118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0090.5" calcext:value-type="float">
            <text:p>1240090.5</text:p>
          </table:table-cell>
          <table:table-cell/>
          <table:table-cell table:formula="of:=[.D16]/1000000" office:value-type="float" office:value="1.2400905" calcext:value-type="float">
            <text:p>1.240090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06720.36" calcext:value-type="float">
            <text:p>2706720.36</text:p>
          </table:table-cell>
          <table:table-cell/>
          <table:table-cell table:formula="of:=[.D17]/1000000" office:value-type="float" office:value="2.70672036" calcext:value-type="float">
            <text:p>2.706720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76" calcext:value-type="float">
            <text:p>1176</text:p>
          </table:table-cell>
          <table:table-cell office:value-type="float" office:value="24772.78" calcext:value-type="float">
            <text:p>24772.78</text:p>
          </table:table-cell>
          <table:table-cell office:value-type="string" calcext:value-type="string">
            <text:p>8 squidlets, 200 bytes</text:p>
          </table:table-cell>
          <table:table-cell table:formula="of:=[.D18]/1000000" office:value-type="float" office:value="0.02477278" calcext:value-type="float">
            <text:p>0.024772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float" office:value="40877.76" calcext:value-type="float">
            <text:p>40877.76</text:p>
          </table:table-cell>
          <table:table-cell/>
          <table:table-cell table:formula="of:=[.D19]/1000000" office:value-type="float" office:value="0.04087776" calcext:value-type="float">
            <text:p>0.040877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81859.32" calcext:value-type="float">
            <text:p>81859.32</text:p>
          </table:table-cell>
          <table:table-cell/>
          <table:table-cell table:formula="of:=[.D20]/1000000" office:value-type="float" office:value="0.08185932" calcext:value-type="float">
            <text:p>0.0818593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9794.47" calcext:value-type="float">
            <text:p>159794.47</text:p>
          </table:table-cell>
          <table:table-cell/>
          <table:table-cell table:formula="of:=[.D21]/1000000" office:value-type="float" office:value="0.15979447" calcext:value-type="float">
            <text:p>0.1597944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74438.44" calcext:value-type="float">
            <text:p>374438.44</text:p>
          </table:table-cell>
          <table:table-cell/>
          <table:table-cell table:formula="of:=[.D22]/1000000" office:value-type="float" office:value="0.37443844" calcext:value-type="float">
            <text:p>0.374438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73002.56" calcext:value-type="float">
            <text:p>973002.56</text:p>
          </table:table-cell>
          <table:table-cell/>
          <table:table-cell table:formula="of:=[.D23]/1000000" office:value-type="float" office:value="0.97300256" calcext:value-type="float">
            <text:p>0.973002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2950.69" calcext:value-type="float">
            <text:p>1232950.69</text:p>
          </table:table-cell>
          <table:table-cell/>
          <table:table-cell table:formula="of:=[.D24]/1000000" office:value-type="float" office:value="1.23295069" calcext:value-type="float">
            <text:p>1.2329506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787294.43" calcext:value-type="float">
            <text:p>2787294.43</text:p>
          </table:table-cell>
          <table:table-cell/>
          <table:table-cell table:formula="of:=[.D25]/1000000" office:value-type="float" office:value="2.78729443" calcext:value-type="float">
            <text:p>2.787294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2915517.52" calcext:value-type="float">
            <text:p>2915517.52</text:p>
          </table:table-cell>
          <table:table-cell office:value-type="string" calcext:value-type="string">
            <text:p>8 squidlets, 10100 bytes</text:p>
          </table:table-cell>
          <table:table-cell table:formula="of:=[.D26]/1000000" office:value-type="float" office:value="2.91551752" calcext:value-type="float">
            <text:p>2.915517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15862135.42" calcext:value-type="float">
            <text:p>15862135.42</text:p>
          </table:table-cell>
          <table:table-cell/>
          <table:table-cell table:formula="of:=[.D27]/1000000" office:value-type="float" office:value="15.86213542" calcext:value-type="float">
            <text:p>15.8621354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8229379.9" calcext:value-type="float">
            <text:p>8229379.9</text:p>
          </table:table-cell>
          <table:table-cell/>
          <table:table-cell table:formula="of:=[.D28]/1000000" office:value-type="float" office:value="8.2293799" calcext:value-type="float">
            <text:p>8.22937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6" calcext:value-type="float">
            <text:p>46</text:p>
          </table:table-cell>
          <table:table-cell office:value-type="float" office:value="2341752.07" calcext:value-type="float">
            <text:p>2341752.07</text:p>
          </table:table-cell>
          <table:table-cell/>
          <table:table-cell table:formula="of:=[.D29]/1000000" office:value-type="float" office:value="2.34175207" calcext:value-type="float">
            <text:p>2.341752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1894370.94" calcext:value-type="float">
            <text:p>11894370.94</text:p>
          </table:table-cell>
          <table:table-cell/>
          <table:table-cell table:formula="of:=[.D30]/1000000" office:value-type="float" office:value="11.89437094" calcext:value-type="float">
            <text:p>11.8943709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3485916.62" calcext:value-type="float">
            <text:p>13485916.62</text:p>
          </table:table-cell>
          <table:table-cell/>
          <table:table-cell table:formula="of:=[.D31]/1000000" office:value-type="float" office:value="13.48591662" calcext:value-type="float">
            <text:p>13.4859166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4485427.83" calcext:value-type="float">
            <text:p>4485427.83</text:p>
          </table:table-cell>
          <table:table-cell/>
          <table:table-cell table:formula="of:=[.D32]/1000000" office:value-type="float" office:value="4.48542783" calcext:value-type="float">
            <text:p>4.4854278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7741113.25" calcext:value-type="float">
            <text:p>7741113.25</text:p>
          </table:table-cell>
          <table:table-cell/>
          <table:table-cell table:formula="of:=[.D33]/1000000" office:value-type="float" office:value="7.74111325" calcext:value-type="float">
            <text:p>7.741113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0/00/0000</text:date>, <text:time style:data-style-name="N2" text:time-value="23:43:46.387153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6-02T01:45:45.303815545</dc:date>
    <meta:editing-duration>PT4H26M13S</meta:editing-duration>
    <meta:editing-cycles>20</meta:editing-cycles>
    <meta:generator>LibreOffice/5.1.6.2$Linux_x86 LibreOffice_project/10m0$Build-2</meta:generator>
    <dc:creator>Pascal Baillehache</dc:creator>
    <meta:document-statistic meta:table-count="10" meta:cell-count="194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6.218cm" svg:y="0.407cm" chart:style-name="ch2">
          <text:p>sorting a set of 26k elements, simulated on one pc</text:p>
        </chart:title>
        <chart:legend chart:legend-position="end" svg:x="17.477cm" svg:y="5.741cm" style:legend-expansion="high" chart:style-name="ch3"/>
        <chart:plot-area chart:style-name="ch4" table:cell-range-address="Sheet1.A1:Sheet1.A8 Sheet1.E1:Sheet1.E1 Sheet1.F1:Sheet1.F8 Sheet1.E10:Sheet1.E10 Sheet1.F10:Sheet1.F33 Sheet1.E18:Sheet1.E18 Sheet1.E26:Sheet1.E26" chart:data-source-has-labels="row" svg:x="1.462cm" svg:y="1.457cm" svg:width="15.565cm" svg:height="10.865cm">
          <chartooo:coordinate-region svg:x="2.189cm" svg:y="1.656cm" svg:width="14.558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.F1:Sheet1.F8" chart:label-cell-address="Sheet1.E1:Sheet1.E1" chart:class="chart:scatter">
            <chart:domain table:cell-range-address="Sheet1.A1:Sheet1.A8"/>
            <chart:data-point chart:repeated="8"/>
          </chart:series>
          <chart:series chart:style-name="ch10" chart:values-cell-range-address="Sheet1.F10:Sheet1.F17" chart:label-cell-address="Sheet1.E10:Sheet1.E10" chart:class="chart:scatter">
            <chart:domain table:cell-range-address="Sheet1.A10:Sheet1.A17"/>
            <chart:data-point chart:repeated="8"/>
          </chart:series>
          <chart:series chart:style-name="ch11" chart:values-cell-range-address="Sheet1.F18:Sheet1.F25" chart:label-cell-address="Sheet1.E18:Sheet1.E18" chart:class="chart:scatter">
            <chart:domain table:cell-range-address="Sheet1.A18:Sheet1.A25"/>
            <chart:data-point chart:repeated="8"/>
          </chart:series>
          <chart:series chart:style-name="ch12" chart:values-cell-range-address="Sheet1.F26:Sheet1.F33" chart:label-cell-address="Sheet1.E26:Sheet1.E26" chart:class="chart:scatter">
            <chart:domain table:cell-range-address="Sheet1.A26:Sheet1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1.E18:Sheet1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.03964201">
                <text:p>0.03964201</text:p>
                <draw:g>
                  <svg:desc>Sheet1.F1:Sheet1.F8</svg:desc>
                </draw:g>
              </table:table-cell>
              <table:table-cell office:value-type="float" office:value="1">
                <text:p>1</text:p>
                <draw:g>
                  <svg:desc>Sheet1.A10:Sheet1.A17</svg:desc>
                </draw:g>
              </table:table-cell>
              <table:table-cell office:value-type="float" office:value="0.04284698">
                <text:p>0.04284698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A18:Sheet1.A25</svg:desc>
                </draw:g>
              </table:table-cell>
              <table:table-cell office:value-type="float" office:value="0.04306183">
                <text:p>0.04306183</text:p>
                <draw:g>
                  <svg:desc>Sheet1.F18:Sheet1.F25</svg:desc>
                </draw:g>
              </table:table-cell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0.04280971">
                <text:p>0.04280971</text:p>
                <draw:g>
                  <svg:desc>Sheet1.F26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688832">
                <text:p>0.07688832</text:p>
              </table:table-cell>
              <table:table-cell office:value-type="float" office:value="2">
                <text:p>2</text:p>
              </table:table-cell>
              <table:table-cell office:value-type="float" office:value="0.06165348">
                <text:p>0.06165348</text:p>
              </table:table-cell>
              <table:table-cell office:value-type="float" office:value="2">
                <text:p>2</text:p>
              </table:table-cell>
              <table:table-cell office:value-type="float" office:value="0.06147798">
                <text:p>0.06147798</text:p>
              </table:table-cell>
              <table:table-cell office:value-type="float" office:value="2">
                <text:p>2</text:p>
              </table:table-cell>
              <table:table-cell office:value-type="float" office:value="0.06259908">
                <text:p>0.0625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530596">
                <text:p>0.14530596</text:p>
              </table:table-cell>
              <table:table-cell office:value-type="float" office:value="4">
                <text:p>4</text:p>
              </table:table-cell>
              <table:table-cell office:value-type="float" office:value="0.09652635">
                <text:p>0.09652635</text:p>
              </table:table-cell>
              <table:table-cell office:value-type="float" office:value="4">
                <text:p>4</text:p>
              </table:table-cell>
              <table:table-cell office:value-type="float" office:value="0.09788981">
                <text:p>0.09788981</text:p>
              </table:table-cell>
              <table:table-cell office:value-type="float" office:value="4">
                <text:p>4</text:p>
              </table:table-cell>
              <table:table-cell office:value-type="float" office:value="0.09738298">
                <text:p>0.0973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6307244">
                <text:p>0.26307244</text:p>
              </table:table-cell>
              <table:table-cell office:value-type="float" office:value="8">
                <text:p>8</text:p>
              </table:table-cell>
              <table:table-cell office:value-type="float" office:value="0.15991423">
                <text:p>0.15991423</text:p>
              </table:table-cell>
              <table:table-cell office:value-type="float" office:value="8">
                <text:p>8</text:p>
              </table:table-cell>
              <table:table-cell office:value-type="float" office:value="0.15669952">
                <text:p>0.15669952</text:p>
              </table:table-cell>
              <table:table-cell office:value-type="float" office:value="8">
                <text:p>8</text:p>
              </table:table-cell>
              <table:table-cell office:value-type="float" office:value="0.15749344">
                <text:p>0.15749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442263">
                <text:p>0.46442263</text:p>
              </table:table-cell>
              <table:table-cell office:value-type="float" office:value="16">
                <text:p>16</text:p>
              </table:table-cell>
              <table:table-cell office:value-type="float" office:value="0.2706466">
                <text:p>0.2706466</text:p>
              </table:table-cell>
              <table:table-cell office:value-type="float" office:value="16">
                <text:p>16</text:p>
              </table:table-cell>
              <table:table-cell office:value-type="float" office:value="0.26303974">
                <text:p>0.26303974</text:p>
              </table:table-cell>
              <table:table-cell office:value-type="float" office:value="16">
                <text:p>16</text:p>
              </table:table-cell>
              <table:table-cell office:value-type="float" office:value="0.27102052">
                <text:p>0.2710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867809">
                <text:p>0.9867809</text:p>
              </table:table-cell>
              <table:table-cell office:value-type="float" office:value="32">
                <text:p>32</text:p>
              </table:table-cell>
              <table:table-cell office:value-type="float" office:value="0.53225816">
                <text:p>0.53225816</text:p>
              </table:table-cell>
              <table:table-cell office:value-type="float" office:value="32">
                <text:p>32</text:p>
              </table:table-cell>
              <table:table-cell office:value-type="float" office:value="0.52124114">
                <text:p>0.52124114</text:p>
              </table:table-cell>
              <table:table-cell office:value-type="float" office:value="32">
                <text:p>32</text:p>
              </table:table-cell>
              <table:table-cell office:value-type="float" office:value="0.55486669">
                <text:p>0.5548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93215025">
                <text:p>1.93215025</text:p>
              </table:table-cell>
              <table:table-cell office:value-type="float" office:value="64">
                <text:p>64</text:p>
              </table:table-cell>
              <table:table-cell office:value-type="float" office:value="1.09840618">
                <text:p>1.09840618</text:p>
              </table:table-cell>
              <table:table-cell office:value-type="float" office:value="64">
                <text:p>64</text:p>
              </table:table-cell>
              <table:table-cell office:value-type="float" office:value="0.9930613">
                <text:p>0.9930613</text:p>
              </table:table-cell>
              <table:table-cell office:value-type="float" office:value="64">
                <text:p>64</text:p>
              </table:table-cell>
              <table:table-cell office:value-type="float" office:value="1.03385633">
                <text:p>1.03385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.82757462">
                <text:p>3.82757462</text:p>
              </table:table-cell>
              <table:table-cell office:value-type="float" office:value="128">
                <text:p>128</text:p>
              </table:table-cell>
              <table:table-cell office:value-type="float" office:value="1.94865481">
                <text:p>1.94865481</text:p>
              </table:table-cell>
              <table:table-cell office:value-type="float" office:value="128">
                <text:p>128</text:p>
              </table:table-cell>
              <table:table-cell office:value-type="float" office:value="1.98204662">
                <text:p>1.98204662</text:p>
              </table:table-cell>
              <table:table-cell office:value-type="float" office:value="128">
                <text:p>128</text:p>
              </table:table-cell>
              <table:table-cell office:value-type="float" office:value="2.09680406">
                <text:p>2.0968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10.A1:Sheet10.A8 Sheet10.E1:Sheet10.E1 Sheet10.F1:Sheet10.F8 Sheet10.E10:Sheet10.E10 Sheet10.F10:Sheet10.F33 Sheet10.E18:Sheet10.E18 Sheet10.E26:Sheet10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0.F1:Sheet10.F8" chart:label-cell-address="Sheet10.E1:Sheet10.E1" chart:class="chart:scatter">
            <chart:domain table:cell-range-address="Sheet10.A1:Sheet10.A8"/>
            <chart:data-point chart:repeated="8"/>
          </chart:series>
          <chart:series chart:style-name="ch10" chart:values-cell-range-address="Sheet10.F10:Sheet10.F17" chart:label-cell-address="Sheet10.E10:Sheet10.E10" chart:class="chart:scatter">
            <chart:domain table:cell-range-address="Sheet10.A10:Sheet10.A17"/>
            <chart:data-point chart:repeated="8"/>
          </chart:series>
          <chart:series chart:style-name="ch11" chart:values-cell-range-address="Sheet10.F18:Sheet10.F25" chart:label-cell-address="Sheet10.E18:Sheet10.E18" chart:class="chart:scatter">
            <chart:domain table:cell-range-address="Sheet10.A18:Sheet10.A25"/>
            <chart:data-point chart:repeated="8"/>
          </chart:series>
          <chart:series chart:style-name="ch12" chart:values-cell-range-address="Sheet10.F26:Sheet10.F33" chart:label-cell-address="Sheet10.E26:Sheet10.E26" chart:class="chart:scatter">
            <chart:domain table:cell-range-address="Sheet10.A26:Sheet10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0.E1:Sheet10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100 bytes</text:p>
                <draw:g>
                  <svg:desc>Sheet10.E10:Sheet10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200 bytes</text:p>
                <draw:g>
                  <svg:desc>Sheet10.E18:Sheet10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10100 bytes</text:p>
                <draw:g>
                  <svg:desc>Sheet10.E26:Sheet10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0.A1:Sheet10.A8</svg:desc>
                </draw:g>
              </table:table-cell>
              <table:table-cell office:value-type="float" office:value="0.01639488">
                <text:p>0.01639488</text:p>
                <draw:g>
                  <svg:desc>Sheet10.F1:Sheet10.F8</svg:desc>
                </draw:g>
              </table:table-cell>
              <table:table-cell office:value-type="float" office:value="1">
                <text:p>1</text:p>
                <draw:g>
                  <svg:desc>Sheet10.A10:Sheet10.A17</svg:desc>
                </draw:g>
              </table:table-cell>
              <table:table-cell office:value-type="float" office:value="0.02447479">
                <text:p>0.02447479</text:p>
                <draw:g>
                  <svg:desc>Sheet10.F10:Sheet10.F17</svg:desc>
                </draw:g>
              </table:table-cell>
              <table:table-cell office:value-type="float" office:value="1">
                <text:p>1</text:p>
                <draw:g>
                  <svg:desc>Sheet10.A18:Sheet10.A25</svg:desc>
                </draw:g>
              </table:table-cell>
              <table:table-cell office:value-type="float" office:value="0.02477278">
                <text:p>0.02477278</text:p>
                <draw:g>
                  <svg:desc>Sheet10.F18:Sheet10.F25</svg:desc>
                </draw:g>
              </table:table-cell>
              <table:table-cell office:value-type="float" office:value="1">
                <text:p>1</text:p>
                <draw:g>
                  <svg:desc>Sheet10.A26:Sheet10.A33</svg:desc>
                </draw:g>
              </table:table-cell>
              <table:table-cell office:value-type="float" office:value="2.91551752">
                <text:p>2.91551752</text:p>
                <draw:g>
                  <svg:desc>Sheet10.F26:Sheet10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76079">
                <text:p>0.03176079</text:p>
              </table:table-cell>
              <table:table-cell office:value-type="float" office:value="2">
                <text:p>2</text:p>
              </table:table-cell>
              <table:table-cell office:value-type="float" office:value="0.04070895">
                <text:p>0.04070895</text:p>
              </table:table-cell>
              <table:table-cell office:value-type="float" office:value="2">
                <text:p>2</text:p>
              </table:table-cell>
              <table:table-cell office:value-type="float" office:value="0.04087776">
                <text:p>0.04087776</text:p>
              </table:table-cell>
              <table:table-cell office:value-type="float" office:value="2">
                <text:p>2</text:p>
              </table:table-cell>
              <table:table-cell office:value-type="float" office:value="15.86213542">
                <text:p>15.86213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87665">
                <text:p>0.05987665</text:p>
              </table:table-cell>
              <table:table-cell office:value-type="float" office:value="4">
                <text:p>4</text:p>
              </table:table-cell>
              <table:table-cell office:value-type="float" office:value="0.08200184">
                <text:p>0.08200184</text:p>
              </table:table-cell>
              <table:table-cell office:value-type="float" office:value="4">
                <text:p>4</text:p>
              </table:table-cell>
              <table:table-cell office:value-type="float" office:value="0.08185932">
                <text:p>0.08185932</text:p>
              </table:table-cell>
              <table:table-cell office:value-type="float" office:value="4">
                <text:p>4</text:p>
              </table:table-cell>
              <table:table-cell office:value-type="float" office:value="8.2293799">
                <text:p>8.2293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815918">
                <text:p>0.10815918</text:p>
              </table:table-cell>
              <table:table-cell office:value-type="float" office:value="8">
                <text:p>8</text:p>
              </table:table-cell>
              <table:table-cell office:value-type="float" office:value="0.16049669">
                <text:p>0.16049669</text:p>
              </table:table-cell>
              <table:table-cell office:value-type="float" office:value="8">
                <text:p>8</text:p>
              </table:table-cell>
              <table:table-cell office:value-type="float" office:value="0.15979447">
                <text:p>0.15979447</text:p>
              </table:table-cell>
              <table:table-cell office:value-type="float" office:value="8">
                <text:p>8</text:p>
              </table:table-cell>
              <table:table-cell office:value-type="float" office:value="2.34175207">
                <text:p>2.34175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9064275">
                <text:p>0.19064275</text:p>
              </table:table-cell>
              <table:table-cell office:value-type="float" office:value="16">
                <text:p>16</text:p>
              </table:table-cell>
              <table:table-cell office:value-type="float" office:value="0.34925648">
                <text:p>0.34925648</text:p>
              </table:table-cell>
              <table:table-cell office:value-type="float" office:value="16">
                <text:p>16</text:p>
              </table:table-cell>
              <table:table-cell office:value-type="float" office:value="0.37443844">
                <text:p>0.37443844</text:p>
              </table:table-cell>
              <table:table-cell office:value-type="float" office:value="16">
                <text:p>16</text:p>
              </table:table-cell>
              <table:table-cell office:value-type="float" office:value="11.89437094">
                <text:p>11.89437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40346">
                <text:p>0.40540346</text:p>
              </table:table-cell>
              <table:table-cell office:value-type="float" office:value="32">
                <text:p>32</text:p>
              </table:table-cell>
              <table:table-cell office:value-type="float" office:value="0.97071182">
                <text:p>0.97071182</text:p>
              </table:table-cell>
              <table:table-cell office:value-type="float" office:value="32">
                <text:p>32</text:p>
              </table:table-cell>
              <table:table-cell office:value-type="float" office:value="0.97300256">
                <text:p>0.97300256</text:p>
              </table:table-cell>
              <table:table-cell office:value-type="float" office:value="32">
                <text:p>32</text:p>
              </table:table-cell>
              <table:table-cell office:value-type="float" office:value="13.48591662">
                <text:p>13.4859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051355">
                <text:p>0.79051355</text:p>
              </table:table-cell>
              <table:table-cell office:value-type="float" office:value="64">
                <text:p>64</text:p>
              </table:table-cell>
              <table:table-cell office:value-type="float" office:value="1.2400905">
                <text:p>1.2400905</text:p>
              </table:table-cell>
              <table:table-cell office:value-type="float" office:value="64">
                <text:p>64</text:p>
              </table:table-cell>
              <table:table-cell office:value-type="float" office:value="1.23295069">
                <text:p>1.23295069</text:p>
              </table:table-cell>
              <table:table-cell office:value-type="float" office:value="64">
                <text:p>64</text:p>
              </table:table-cell>
              <table:table-cell office:value-type="float" office:value="4.48542783">
                <text:p>4.48542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9924">
                <text:p>1.569924</text:p>
              </table:table-cell>
              <table:table-cell office:value-type="float" office:value="128">
                <text:p>128</text:p>
              </table:table-cell>
              <table:table-cell office:value-type="float" office:value="2.70672036">
                <text:p>2.70672036</text:p>
              </table:table-cell>
              <table:table-cell office:value-type="float" office:value="128">
                <text:p>128</text:p>
              </table:table-cell>
              <table:table-cell office:value-type="float" office:value="2.78729443">
                <text:p>2.78729443</text:p>
              </table:table-cell>
              <table:table-cell office:value-type="float" office:value="128">
                <text:p>128</text:p>
              </table:table-cell>
              <table:table-cell office:value-type="float" office:value="7.74111325">
                <text:p>7.741113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2.A1:Sheet2.A8 Sheet2.E1:Sheet2.E1 Sheet2.F1:Sheet2.F8 Sheet2.E10:Sheet2.E10 Sheet2.F10:Sheet2.F33 Sheet2.E18:Sheet2.E18 Sheet2.E26:Sheet2.E26" chart:data-source-has-labels="row" svg:x="1.462cm" svg:y="1.457cm" svg:width="15.565cm" svg:height="10.865cm">
          <chartooo:coordinate-region svg:x="1.898cm" svg:y="1.657cm" svg:width="14.664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2.F1:Sheet2.F8" chart:label-cell-address="Sheet2.E1:Sheet2.E1" chart:class="chart:scatter">
            <chart:domain table:cell-range-address="Sheet2.A1:Sheet2.A8"/>
            <chart:data-point chart:repeated="8"/>
          </chart:series>
          <chart:series chart:style-name="ch10" chart:values-cell-range-address="Sheet2.F10:Sheet2.F17" chart:label-cell-address="Sheet2.E10:Sheet2.E10" chart:class="chart:scatter">
            <chart:domain table:cell-range-address="Sheet2.A10:Sheet2.A17"/>
            <chart:data-point chart:repeated="8"/>
          </chart:series>
          <chart:series chart:style-name="ch11" chart:values-cell-range-address="Sheet2.F18:Sheet2.F25" chart:label-cell-address="Sheet2.E18:Sheet2.E18" chart:class="chart:scatter">
            <chart:domain table:cell-range-address="Sheet2.A18:Sheet2.A25"/>
            <chart:data-point chart:repeated="8"/>
          </chart:series>
          <chart:series chart:style-name="ch12" chart:values-cell-range-address="Sheet2.F26:Sheet2.F33" chart:label-cell-address="Sheet2.E26:Sheet2.E26" chart:class="chart:scatter">
            <chart:domain table:cell-range-address="Sheet2.A26:Sheet2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2.E10:Sheet2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2.E18:Sheet2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8</svg:desc>
                </draw:g>
              </table:table-cell>
              <table:table-cell office:value-type="float" office:value="0.01617849">
                <text:p>0.01617849</text:p>
                <draw:g>
                  <svg:desc>Sheet2.F1:Sheet2.F8</svg:desc>
                </draw:g>
              </table:table-cell>
              <table:table-cell office:value-type="float" office:value="1">
                <text:p>1</text:p>
                <draw:g>
                  <svg:desc>Sheet2.A10:Sheet2.A17</svg:desc>
                </draw:g>
              </table:table-cell>
              <table:table-cell office:value-type="float" office:value="0.10049342">
                <text:p>0.10049342</text:p>
                <draw:g>
                  <svg:desc>Sheet2.F10:Sheet2.F17</svg:desc>
                </draw:g>
              </table:table-cell>
              <table:table-cell office:value-type="float" office:value="1">
                <text:p>1</text:p>
                <draw:g>
                  <svg:desc>Sheet2.A18:Sheet2.A25</svg:desc>
                </draw:g>
              </table:table-cell>
              <table:table-cell office:value-type="float" office:value="0.09947685">
                <text:p>0.09947685</text:p>
                <draw:g>
                  <svg:desc>Sheet2.F18:Sheet2.F25</svg:desc>
                </draw:g>
              </table:table-cell>
              <table:table-cell office:value-type="float" office:value="NaN">
                <text:p>NaN</text:p>
                <draw:g>
                  <svg:desc>Sheet2.A26:Sheet2.A33</svg:desc>
                </draw:g>
              </table:table-cell>
              <table:table-cell office:value-type="float" office:value="0">
                <text:p>0</text:p>
                <draw:g>
                  <svg:desc>Sheet2.F26:Sheet2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16531369">
                <text:p>0.16531369</text:p>
              </table:table-cell>
              <table:table-cell office:value-type="float" office:value="2">
                <text:p>2</text:p>
              </table:table-cell>
              <table:table-cell office:value-type="float" office:value="0.16542154">
                <text:p>0.165421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32458904">
                <text:p>0.32458904</text:p>
              </table:table-cell>
              <table:table-cell office:value-type="float" office:value="4">
                <text:p>4</text:p>
              </table:table-cell>
              <table:table-cell office:value-type="float" office:value="0.3241178">
                <text:p>0.32411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0.6177205">
                <text:p>0.6177205</text:p>
              </table:table-cell>
              <table:table-cell office:value-type="float" office:value="8">
                <text:p>8</text:p>
              </table:table-cell>
              <table:table-cell office:value-type="float" office:value="0.6158117">
                <text:p>0.61581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10448007">
                <text:p>1.10448007</text:p>
              </table:table-cell>
              <table:table-cell office:value-type="float" office:value="16">
                <text:p>16</text:p>
              </table:table-cell>
              <table:table-cell office:value-type="float" office:value="1.10377796">
                <text:p>1.10377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2.34586479">
                <text:p>2.34586479</text:p>
              </table:table-cell>
              <table:table-cell office:value-type="float" office:value="32">
                <text:p>32</text:p>
              </table:table-cell>
              <table:table-cell office:value-type="float" office:value="2.338287">
                <text:p>2.338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4.58556625">
                <text:p>4.58556625</text:p>
              </table:table-cell>
              <table:table-cell office:value-type="float" office:value="64">
                <text:p>64</text:p>
              </table:table-cell>
              <table:table-cell office:value-type="float" office:value="4.588724">
                <text:p>4.5887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9.12884">
                <text:p>9.12884</text:p>
              </table:table-cell>
              <table:table-cell office:value-type="float" office:value="128">
                <text:p>128</text:p>
              </table:table-cell>
              <table:table-cell office:value-type="float" office:value="9.1074795">
                <text:p>9.1074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5.147cm" svg:y="0.407cm" chart:style-name="ch2">
          <text:p>sorting a set of 26k elements,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3.A1:Sheet3.A8 Sheet3.E1:Sheet3.E1 Sheet3.F1:Sheet3.F8 Sheet3.E10:Sheet3.E10 Sheet3.F10:Sheet3.F33 Sheet3.E18:Sheet3.E18 Sheet3.E26:Sheet3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3.F1:Sheet3.F8" chart:label-cell-address="Sheet3.E1:Sheet3.E1" chart:class="chart:scatter">
            <chart:domain table:cell-range-address="Sheet3.A1:Sheet3.A8"/>
            <chart:data-point chart:repeated="8"/>
          </chart:series>
          <chart:series chart:style-name="ch10" chart:values-cell-range-address="Sheet3.F10:Sheet3.F17" chart:label-cell-address="Sheet3.E10:Sheet3.E10" chart:class="chart:scatter">
            <chart:domain table:cell-range-address="Sheet3.A10:Sheet3.A17"/>
            <chart:data-point chart:repeated="8"/>
          </chart:series>
          <chart:series chart:style-name="ch11" chart:values-cell-range-address="Sheet3.F18:Sheet3.F25" chart:label-cell-address="Sheet3.E18:Sheet3.E18" chart:class="chart:scatter">
            <chart:domain table:cell-range-address="Sheet3.A18:Sheet3.A25"/>
            <chart:data-point chart:repeated="8"/>
          </chart:series>
          <chart:series chart:style-name="ch12" chart:values-cell-range-address="Sheet3.F26:Sheet3.F33" chart:label-cell-address="Sheet3.E26:Sheet3.E26" chart:class="chart:scatter">
            <chart:domain table:cell-range-address="Sheet3.A26:Sheet3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1:Sheet3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3.E10:Sheet3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3.E18:Sheet3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3.E26:Sheet3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8</svg:desc>
                </draw:g>
              </table:table-cell>
              <table:table-cell office:value-type="float" office:value="0.16232069">
                <text:p>0.16232069</text:p>
                <draw:g>
                  <svg:desc>Sheet3.F1:Sheet3.F8</svg:desc>
                </draw:g>
              </table:table-cell>
              <table:table-cell office:value-type="float" office:value="1">
                <text:p>1</text:p>
                <draw:g>
                  <svg:desc>Sheet3.A10:Sheet3.A17</svg:desc>
                </draw:g>
              </table:table-cell>
              <table:table-cell office:value-type="float" office:value="0.10051052">
                <text:p>0.10051052</text:p>
                <draw:g>
                  <svg:desc>Sheet3.F10:Sheet3.F17</svg:desc>
                </draw:g>
              </table:table-cell>
              <table:table-cell office:value-type="float" office:value="1">
                <text:p>1</text:p>
                <draw:g>
                  <svg:desc>Sheet3.A18:Sheet3.A25</svg:desc>
                </draw:g>
              </table:table-cell>
              <table:table-cell office:value-type="float" office:value="0.1002492">
                <text:p>0.1002492</text:p>
                <draw:g>
                  <svg:desc>Sheet3.F18:Sheet3.F25</svg:desc>
                </draw:g>
              </table:table-cell>
              <table:table-cell office:value-type="float" office:value="1">
                <text:p>1</text:p>
                <draw:g>
                  <svg:desc>Sheet3.A26:Sheet3.A33</svg:desc>
                </draw:g>
              </table:table-cell>
              <table:table-cell office:value-type="float" office:value="0.0999817">
                <text:p>0.0999817</text:p>
                <draw:g>
                  <svg:desc>Sheet3.F26:Sheet3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200772">
                <text:p>0.31200772</text:p>
              </table:table-cell>
              <table:table-cell office:value-type="float" office:value="2">
                <text:p>2</text:p>
              </table:table-cell>
              <table:table-cell office:value-type="float" office:value="0.16962562">
                <text:p>0.16962562</text:p>
              </table:table-cell>
              <table:table-cell office:value-type="float" office:value="2">
                <text:p>2</text:p>
              </table:table-cell>
              <table:table-cell office:value-type="float" office:value="0.1779595">
                <text:p>0.1779595</text:p>
              </table:table-cell>
              <table:table-cell office:value-type="float" office:value="2">
                <text:p>2</text:p>
              </table:table-cell>
              <table:table-cell office:value-type="float" office:value="0.17000353">
                <text:p>0.1700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89031">
                <text:p>0.589031</text:p>
              </table:table-cell>
              <table:table-cell office:value-type="float" office:value="4">
                <text:p>4</text:p>
              </table:table-cell>
              <table:table-cell office:value-type="float" office:value="0.32500484">
                <text:p>0.32500484</text:p>
              </table:table-cell>
              <table:table-cell office:value-type="float" office:value="4">
                <text:p>4</text:p>
              </table:table-cell>
              <table:table-cell office:value-type="float" office:value="0.325603">
                <text:p>0.325603</text:p>
              </table:table-cell>
              <table:table-cell office:value-type="float" office:value="4">
                <text:p>4</text:p>
              </table:table-cell>
              <table:table-cell office:value-type="float" office:value="0.32504781">
                <text:p>0.32504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69339">
                <text:p>1.069339</text:p>
              </table:table-cell>
              <table:table-cell office:value-type="float" office:value="8">
                <text:p>8</text:p>
              </table:table-cell>
              <table:table-cell office:value-type="float" office:value="0.6199105">
                <text:p>0.6199105</text:p>
              </table:table-cell>
              <table:table-cell office:value-type="float" office:value="8">
                <text:p>8</text:p>
              </table:table-cell>
              <table:table-cell office:value-type="float" office:value="0.62355556">
                <text:p>0.62355556</text:p>
              </table:table-cell>
              <table:table-cell office:value-type="float" office:value="8">
                <text:p>8</text:p>
              </table:table-cell>
              <table:table-cell office:value-type="float" office:value="0.62504794">
                <text:p>0.6250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9632025">
                <text:p>1.89632025</text:p>
              </table:table-cell>
              <table:table-cell office:value-type="float" office:value="16">
                <text:p>16</text:p>
              </table:table-cell>
              <table:table-cell office:value-type="float" office:value="1.11352725">
                <text:p>1.11352725</text:p>
              </table:table-cell>
              <table:table-cell office:value-type="float" office:value="16">
                <text:p>16</text:p>
              </table:table-cell>
              <table:table-cell office:value-type="float" office:value="1.11108688">
                <text:p>1.11108688</text:p>
              </table:table-cell>
              <table:table-cell office:value-type="float" office:value="16">
                <text:p>16</text:p>
              </table:table-cell>
              <table:table-cell office:value-type="float" office:value="1.11647012">
                <text:p>1.1164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210185">
                <text:p>4.0210185</text:p>
              </table:table-cell>
              <table:table-cell office:value-type="float" office:value="32">
                <text:p>32</text:p>
              </table:table-cell>
              <table:table-cell office:value-type="float" office:value="2.37647525">
                <text:p>2.37647525</text:p>
              </table:table-cell>
              <table:table-cell office:value-type="float" office:value="32">
                <text:p>32</text:p>
              </table:table-cell>
              <table:table-cell office:value-type="float" office:value="2.363558">
                <text:p>2.363558</text:p>
              </table:table-cell>
              <table:table-cell office:value-type="float" office:value="32">
                <text:p>32</text:p>
              </table:table-cell>
              <table:table-cell office:value-type="float" office:value="2.37529375">
                <text:p>2.3752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55015">
                <text:p>7.8655015</text:p>
              </table:table-cell>
              <table:table-cell office:value-type="float" office:value="64">
                <text:p>64</text:p>
              </table:table-cell>
              <table:table-cell office:value-type="float" office:value="4.617148">
                <text:p>4.617148</text:p>
              </table:table-cell>
              <table:table-cell office:value-type="float" office:value="64">
                <text:p>64</text:p>
              </table:table-cell>
              <table:table-cell office:value-type="float" office:value="4.640765">
                <text:p>4.640765</text:p>
              </table:table-cell>
              <table:table-cell office:value-type="float" office:value="64">
                <text:p>64</text:p>
              </table:table-cell>
              <table:table-cell office:value-type="float" office:value="4.657031">
                <text:p>4.65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620037">
                <text:p>15.620037</text:p>
              </table:table-cell>
              <table:table-cell office:value-type="float" office:value="128">
                <text:p>128</text:p>
              </table:table-cell>
              <table:table-cell office:value-type="float" office:value="9.167138">
                <text:p>9.167138</text:p>
              </table:table-cell>
              <table:table-cell office:value-type="float" office:value="128">
                <text:p>128</text:p>
              </table:table-cell>
              <table:table-cell office:value-type="float" office:value="9.224772">
                <text:p>9.224772</text:p>
              </table:table-cell>
              <table:table-cell office:value-type="float" office:value="128">
                <text:p>128</text:p>
              </table:table-cell>
              <table:table-cell office:value-type="float" office:value="9.182747">
                <text:p>9.182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573cm" svg:y="0.407cm" chart:style-name="ch2">
          <text:p>sorting a set of 26k elements, squad on pc and 1 squidlet on one raspberry pi</text:p>
        </chart:title>
        <chart:legend chart:legend-position="end" svg:x="17.662cm" svg:y="5.741cm" style:legend-expansion="high" chart:style-name="ch3"/>
        <chart:plot-area chart:style-name="ch4" table:cell-range-address="Sheet4.A1:Sheet4.A8 Sheet4.E1:Sheet4.E1 Sheet4.F1:Sheet4.F8 Sheet4.E10:Sheet4.E10 Sheet4.F10:Sheet4.F33 Sheet4.E18:Sheet4.E18 Sheet4.E26:Sheet4.E26" chart:data-source-has-labels="row" svg:x="1.462cm" svg:y="1.457cm" svg:width="15.75cm" svg:height="10.865cm">
          <chartooo:coordinate-region svg:x="1.898cm" svg:y="1.656cm" svg:width="14.849cm" svg:height="10.019cm"/>
          <chart:axis chart:dimension="x" chart:name="primary-x" chart:style-name="ch5">
            <chart:title svg:x="8.79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4.F1:Sheet4.F8" chart:label-cell-address="Sheet4.E1:Sheet4.E1" chart:class="chart:scatter">
            <chart:domain table:cell-range-address="Sheet4.A1:Sheet4.A8"/>
            <chart:data-point chart:repeated="8"/>
          </chart:series>
          <chart:series chart:style-name="ch10" chart:values-cell-range-address="Sheet4.F10:Sheet4.F17" chart:label-cell-address="Sheet4.E10:Sheet4.E10" chart:class="chart:scatter">
            <chart:domain table:cell-range-address="Sheet4.A10:Sheet4.A17"/>
            <chart:data-point chart:repeated="8"/>
          </chart:series>
          <chart:series chart:style-name="ch11" chart:values-cell-range-address="Sheet4.F18:Sheet4.F25" chart:label-cell-address="Sheet4.E18:Sheet4.E18" chart:class="chart:scatter">
            <chart:domain table:cell-range-address="Sheet4.A18:Sheet4.A25"/>
            <chart:data-point chart:repeated="8"/>
          </chart:series>
          <chart:series chart:style-name="ch12" chart:values-cell-range-address="Sheet4.F26:Sheet4.F33" chart:label-cell-address="Sheet4.E26:Sheet4.E26" chart:class="chart:scatter">
            <chart:domain table:cell-range-address="Sheet4.A26:Sheet4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1:Sheet4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0 bytes</text:p>
                <draw:g>
                  <svg:desc>Sheet4.E10:Sheet4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200 bytes</text:p>
                <draw:g>
                  <svg:desc>Sheet4.E18:Sheet4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100 bytes</text:p>
                <draw:g>
                  <svg:desc>Sheet4.E26:Sheet4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1:Sheet4.A8</svg:desc>
                </draw:g>
              </table:table-cell>
              <table:table-cell office:value-type="float" office:value="0.01617849">
                <text:p>0.01617849</text:p>
                <draw:g>
                  <svg:desc>Sheet4.F1:Sheet4.F8</svg:desc>
                </draw:g>
              </table:table-cell>
              <table:table-cell office:value-type="float" office:value="1">
                <text:p>1</text:p>
                <draw:g>
                  <svg:desc>Sheet4.A10:Sheet4.A17</svg:desc>
                </draw:g>
              </table:table-cell>
              <table:table-cell office:value-type="float" office:value="0.19034119">
                <text:p>0.19034119</text:p>
                <draw:g>
                  <svg:desc>Sheet4.F10:Sheet4.F17</svg:desc>
                </draw:g>
              </table:table-cell>
              <table:table-cell office:value-type="float" office:value="1">
                <text:p>1</text:p>
                <draw:g>
                  <svg:desc>Sheet4.A18:Sheet4.A25</svg:desc>
                </draw:g>
              </table:table-cell>
              <table:table-cell office:value-type="float" office:value="0.19001434">
                <text:p>0.19001434</text:p>
                <draw:g>
                  <svg:desc>Sheet4.F18:Sheet4.F25</svg:desc>
                </draw:g>
              </table:table-cell>
              <table:table-cell office:value-type="float" office:value="NaN">
                <text:p>NaN</text:p>
                <draw:g>
                  <svg:desc>Sheet4.A26:Sheet4.A33</svg:desc>
                </draw:g>
              </table:table-cell>
              <table:table-cell office:value-type="float" office:value="0">
                <text:p>0</text:p>
                <draw:g>
                  <svg:desc>Sheet4.F26:Sheet4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32748366">
                <text:p>0.32748366</text:p>
              </table:table-cell>
              <table:table-cell office:value-type="float" office:value="2">
                <text:p>2</text:p>
              </table:table-cell>
              <table:table-cell office:value-type="float" office:value="0.33004626">
                <text:p>0.330046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6031921">
                <text:p>0.6031921</text:p>
              </table:table-cell>
              <table:table-cell office:value-type="float" office:value="4">
                <text:p>4</text:p>
              </table:table-cell>
              <table:table-cell office:value-type="float" office:value="0.607995">
                <text:p>0.6079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1.098445">
                <text:p>1.098445</text:p>
              </table:table-cell>
              <table:table-cell office:value-type="float" office:value="8">
                <text:p>8</text:p>
              </table:table-cell>
              <table:table-cell office:value-type="float" office:value="1.11017822">
                <text:p>1.110178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94251144">
                <text:p>1.94251144</text:p>
              </table:table-cell>
              <table:table-cell office:value-type="float" office:value="16">
                <text:p>16</text:p>
              </table:table-cell>
              <table:table-cell office:value-type="float" office:value="1.93782888">
                <text:p>1.93782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4.10722538">
                <text:p>4.10722538</text:p>
              </table:table-cell>
              <table:table-cell office:value-type="float" office:value="32">
                <text:p>32</text:p>
              </table:table-cell>
              <table:table-cell office:value-type="float" office:value="4.04505525">
                <text:p>4.04505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7.9276435">
                <text:p>7.9276435</text:p>
              </table:table-cell>
              <table:table-cell office:value-type="float" office:value="64">
                <text:p>64</text:p>
              </table:table-cell>
              <table:table-cell office:value-type="float" office:value="7.8761495">
                <text:p>7.8761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15.7519975">
                <text:p>15.7519975</text:p>
              </table:table-cell>
              <table:table-cell office:value-type="float" office:value="128">
                <text:p>128</text:p>
              </table:table-cell>
              <table:table-cell office:value-type="float" office:value="15.610319">
                <text:p>15.6103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2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5.A1:Sheet5.A8 Sheet5.E1:Sheet5.E1 Sheet5.F1:Sheet5.F8 Sheet5.E10:Sheet5.E10 Sheet5.F10:Sheet5.F33 Sheet5.E18:Sheet5.E18 Sheet5.E26:Sheet5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5.F1:Sheet5.F8" chart:label-cell-address="Sheet5.E1:Sheet5.E1" chart:class="chart:scatter">
            <chart:domain table:cell-range-address="Sheet5.A1:Sheet5.A8"/>
            <chart:data-point chart:repeated="8"/>
          </chart:series>
          <chart:series chart:style-name="ch10" chart:values-cell-range-address="Sheet5.F10:Sheet5.F17" chart:label-cell-address="Sheet5.E10:Sheet5.E10" chart:class="chart:scatter">
            <chart:domain table:cell-range-address="Sheet5.A10:Sheet5.A17"/>
            <chart:data-point chart:repeated="8"/>
          </chart:series>
          <chart:series chart:style-name="ch11" chart:values-cell-range-address="Sheet5.F18:Sheet5.F25" chart:label-cell-address="Sheet5.E18:Sheet5.E18" chart:class="chart:scatter">
            <chart:domain table:cell-range-address="Sheet5.A18:Sheet5.A25"/>
            <chart:data-point chart:repeated="8"/>
          </chart:series>
          <chart:series chart:style-name="ch12" chart:values-cell-range-address="Sheet5.F26:Sheet5.F33" chart:label-cell-address="Sheet5.E26:Sheet5.E26" chart:class="chart:scatter">
            <chart:domain table:cell-range-address="Sheet5.A26:Sheet5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5.E1:Sheet5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5.E10:Sheet5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5.E18:Sheet5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5.E26:Sheet5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1:Sheet5.A8</svg:desc>
                </draw:g>
              </table:table-cell>
              <table:table-cell office:value-type="float" office:value="0.16445344">
                <text:p>0.16445344</text:p>
                <draw:g>
                  <svg:desc>Sheet5.F1:Sheet5.F8</svg:desc>
                </draw:g>
              </table:table-cell>
              <table:table-cell office:value-type="float" office:value="1">
                <text:p>1</text:p>
                <draw:g>
                  <svg:desc>Sheet5.A10:Sheet5.A17</svg:desc>
                </draw:g>
              </table:table-cell>
              <table:table-cell office:value-type="float" office:value="0.10010037">
                <text:p>0.10010037</text:p>
                <draw:g>
                  <svg:desc>Sheet5.F10:Sheet5.F17</svg:desc>
                </draw:g>
              </table:table-cell>
              <table:table-cell office:value-type="float" office:value="1">
                <text:p>1</text:p>
                <draw:g>
                  <svg:desc>Sheet5.A18:Sheet5.A25</svg:desc>
                </draw:g>
              </table:table-cell>
              <table:table-cell office:value-type="float" office:value="0.10038307">
                <text:p>0.10038307</text:p>
                <draw:g>
                  <svg:desc>Sheet5.F18:Sheet5.F25</svg:desc>
                </draw:g>
              </table:table-cell>
              <table:table-cell office:value-type="float" office:value="1">
                <text:p>1</text:p>
                <draw:g>
                  <svg:desc>Sheet5.A26:Sheet5.A33</svg:desc>
                </draw:g>
              </table:table-cell>
              <table:table-cell office:value-type="float" office:value="0.10021773">
                <text:p>0.10021773</text:p>
                <draw:g>
                  <svg:desc>Sheet5.F26:Sheet5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17006409">
                <text:p>0.17006409</text:p>
              </table:table-cell>
              <table:table-cell office:value-type="float" office:value="2">
                <text:p>2</text:p>
              </table:table-cell>
              <table:table-cell office:value-type="float" office:value="0.16706017">
                <text:p>0.16706017</text:p>
              </table:table-cell>
              <table:table-cell office:value-type="float" office:value="2">
                <text:p>2</text:p>
              </table:table-cell>
              <table:table-cell office:value-type="float" office:value="0.1703998">
                <text:p>0.1703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32601591">
                <text:p>0.32601591</text:p>
              </table:table-cell>
              <table:table-cell office:value-type="float" office:value="4">
                <text:p>4</text:p>
              </table:table-cell>
              <table:table-cell office:value-type="float" office:value="0.34244628">
                <text:p>0.34244628</text:p>
              </table:table-cell>
              <table:table-cell office:value-type="float" office:value="4">
                <text:p>4</text:p>
              </table:table-cell>
              <table:table-cell office:value-type="float" office:value="0.32548044">
                <text:p>0.3254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62085906">
                <text:p>0.62085906</text:p>
              </table:table-cell>
              <table:table-cell office:value-type="float" office:value="8">
                <text:p>8</text:p>
              </table:table-cell>
              <table:table-cell office:value-type="float" office:value="0.65195194">
                <text:p>0.65195194</text:p>
              </table:table-cell>
              <table:table-cell office:value-type="float" office:value="8">
                <text:p>8</text:p>
              </table:table-cell>
              <table:table-cell office:value-type="float" office:value="0.62085788">
                <text:p>0.6208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11565475">
                <text:p>1.11565475</text:p>
              </table:table-cell>
              <table:table-cell office:value-type="float" office:value="16">
                <text:p>16</text:p>
              </table:table-cell>
              <table:table-cell office:value-type="float" office:value="1.11570238">
                <text:p>1.11570238</text:p>
              </table:table-cell>
              <table:table-cell office:value-type="float" office:value="16">
                <text:p>16</text:p>
              </table:table-cell>
              <table:table-cell office:value-type="float" office:value="1.11407712">
                <text:p>1.11407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2.37185875">
                <text:p>2.37185875</text:p>
              </table:table-cell>
              <table:table-cell office:value-type="float" office:value="32">
                <text:p>32</text:p>
              </table:table-cell>
              <table:table-cell office:value-type="float" office:value="2.36740075">
                <text:p>2.36740075</text:p>
              </table:table-cell>
              <table:table-cell office:value-type="float" office:value="32">
                <text:p>32</text:p>
              </table:table-cell>
              <table:table-cell office:value-type="float" office:value="2.35555625">
                <text:p>2.3555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4.6246945">
                <text:p>4.6246945</text:p>
              </table:table-cell>
              <table:table-cell office:value-type="float" office:value="64">
                <text:p>64</text:p>
              </table:table-cell>
              <table:table-cell office:value-type="float" office:value="4.633978">
                <text:p>4.633978</text:p>
              </table:table-cell>
              <table:table-cell office:value-type="float" office:value="64">
                <text:p>64</text:p>
              </table:table-cell>
              <table:table-cell office:value-type="float" office:value="4.604596">
                <text:p>4.604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9.151577">
                <text:p>9.151577</text:p>
              </table:table-cell>
              <table:table-cell office:value-type="float" office:value="128">
                <text:p>128</text:p>
              </table:table-cell>
              <table:table-cell office:value-type="float" office:value="9.206047">
                <text:p>9.206047</text:p>
              </table:table-cell>
              <table:table-cell office:value-type="float" office:value="128">
                <text:p>128</text:p>
              </table:table-cell>
              <table:table-cell office:value-type="float" office:value="9.149492">
                <text:p>9.1494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6.A1:Sheet6.A8 Sheet6.E1:Sheet6.E1 Sheet6.F1:Sheet6.F8 Sheet6.E10:Sheet6.E10 Sheet6.F10:Sheet6.F33 Sheet6.E18:Sheet6.E18 Sheet6.E26:Sheet6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6.F1:Sheet6.F8" chart:label-cell-address="Sheet6.E1:Sheet6.E1" chart:class="chart:scatter">
            <chart:domain table:cell-range-address="Sheet6.A1:Sheet6.A8"/>
            <chart:data-point chart:repeated="8"/>
          </chart:series>
          <chart:series chart:style-name="ch10" chart:values-cell-range-address="Sheet6.F10:Sheet6.F17" chart:label-cell-address="Sheet6.E10:Sheet6.E10" chart:class="chart:scatter">
            <chart:domain table:cell-range-address="Sheet6.A10:Sheet6.A17"/>
            <chart:data-point chart:repeated="8"/>
          </chart:series>
          <chart:series chart:style-name="ch11" chart:values-cell-range-address="Sheet6.F18:Sheet6.F25" chart:label-cell-address="Sheet6.E18:Sheet6.E18" chart:class="chart:scatter">
            <chart:domain table:cell-range-address="Sheet6.A18:Sheet6.A25"/>
            <chart:data-point chart:repeated="8"/>
          </chart:series>
          <chart:series chart:style-name="ch12" chart:values-cell-range-address="Sheet6.F26:Sheet6.F33" chart:label-cell-address="Sheet6.E26:Sheet6.E26" chart:class="chart:scatter">
            <chart:domain table:cell-range-address="Sheet6.A26:Sheet6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6.E1:Sheet6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6.E10:Sheet6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6.E18:Sheet6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6.E26:Sheet6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A1:Sheet6.A8</svg:desc>
                </draw:g>
              </table:table-cell>
              <table:table-cell office:value-type="float" office:value="0.16445344">
                <text:p>0.16445344</text:p>
                <draw:g>
                  <svg:desc>Sheet6.F1:Sheet6.F8</svg:desc>
                </draw:g>
              </table:table-cell>
              <table:table-cell office:value-type="float" office:value="1">
                <text:p>1</text:p>
                <draw:g>
                  <svg:desc>Sheet6.A10:Sheet6.A17</svg:desc>
                </draw:g>
              </table:table-cell>
              <table:table-cell office:value-type="float" office:value="0.05057838">
                <text:p>0.05057838</text:p>
                <draw:g>
                  <svg:desc>Sheet6.F10:Sheet6.F17</svg:desc>
                </draw:g>
              </table:table-cell>
              <table:table-cell office:value-type="float" office:value="1">
                <text:p>1</text:p>
                <draw:g>
                  <svg:desc>Sheet6.A18:Sheet6.A25</svg:desc>
                </draw:g>
              </table:table-cell>
              <table:table-cell office:value-type="float" office:value="0.0503871">
                <text:p>0.0503871</text:p>
                <draw:g>
                  <svg:desc>Sheet6.F18:Sheet6.F25</svg:desc>
                </draw:g>
              </table:table-cell>
              <table:table-cell office:value-type="float" office:value="1">
                <text:p>1</text:p>
                <draw:g>
                  <svg:desc>Sheet6.A26:Sheet6.A33</svg:desc>
                </draw:g>
              </table:table-cell>
              <table:table-cell office:value-type="float" office:value="0.05074211">
                <text:p>0.05074211</text:p>
                <draw:g>
                  <svg:desc>Sheet6.F26:Sheet6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08800591">
                <text:p>0.08800591</text:p>
              </table:table-cell>
              <table:table-cell office:value-type="float" office:value="2">
                <text:p>2</text:p>
              </table:table-cell>
              <table:table-cell office:value-type="float" office:value="0.09258298">
                <text:p>0.09258298</text:p>
              </table:table-cell>
              <table:table-cell office:value-type="float" office:value="2">
                <text:p>2</text:p>
              </table:table-cell>
              <table:table-cell office:value-type="float" office:value="0.09278238">
                <text:p>0.09278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1758608">
                <text:p>0.1758608</text:p>
              </table:table-cell>
              <table:table-cell office:value-type="float" office:value="4">
                <text:p>4</text:p>
              </table:table-cell>
              <table:table-cell office:value-type="float" office:value="0.17570314">
                <text:p>0.17570314</text:p>
              </table:table-cell>
              <table:table-cell office:value-type="float" office:value="4">
                <text:p>4</text:p>
              </table:table-cell>
              <table:table-cell office:value-type="float" office:value="0.17571352">
                <text:p>0.17571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35069388">
                <text:p>0.35069388</text:p>
              </table:table-cell>
              <table:table-cell office:value-type="float" office:value="8">
                <text:p>8</text:p>
              </table:table-cell>
              <table:table-cell office:value-type="float" office:value="0.34295397">
                <text:p>0.34295397</text:p>
              </table:table-cell>
              <table:table-cell office:value-type="float" office:value="8">
                <text:p>8</text:p>
              </table:table-cell>
              <table:table-cell office:value-type="float" office:value="0.35131306">
                <text:p>0.35131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0519465">
                <text:p>1.0519465</text:p>
              </table:table-cell>
              <table:table-cell office:value-type="float" office:value="16">
                <text:p>16</text:p>
              </table:table-cell>
              <table:table-cell office:value-type="float" office:value="1.04507506">
                <text:p>1.04507506</text:p>
              </table:table-cell>
              <table:table-cell office:value-type="float" office:value="16">
                <text:p>16</text:p>
              </table:table-cell>
              <table:table-cell office:value-type="float" office:value="1.05540638">
                <text:p>1.05540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1.34596588">
                <text:p>1.34596588</text:p>
              </table:table-cell>
              <table:table-cell office:value-type="float" office:value="32">
                <text:p>32</text:p>
              </table:table-cell>
              <table:table-cell office:value-type="float" office:value="1.33884925">
                <text:p>1.33884925</text:p>
              </table:table-cell>
              <table:table-cell office:value-type="float" office:value="32">
                <text:p>32</text:p>
              </table:table-cell>
              <table:table-cell office:value-type="float" office:value="1.33589038">
                <text:p>1.33589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3.028516">
                <text:p>3.028516</text:p>
              </table:table-cell>
              <table:table-cell office:value-type="float" office:value="64">
                <text:p>64</text:p>
              </table:table-cell>
              <table:table-cell office:value-type="float" office:value="2.61943775">
                <text:p>2.61943775</text:p>
              </table:table-cell>
              <table:table-cell office:value-type="float" office:value="64">
                <text:p>64</text:p>
              </table:table-cell>
              <table:table-cell office:value-type="float" office:value="3.0118175">
                <text:p>3.0118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6.5360655">
                <text:p>6.5360655</text:p>
              </table:table-cell>
              <table:table-cell office:value-type="float" office:value="128">
                <text:p>128</text:p>
              </table:table-cell>
              <table:table-cell office:value-type="float" office:value="6.5363695">
                <text:p>6.5363695</text:p>
              </table:table-cell>
              <table:table-cell office:value-type="float" office:value="128">
                <text:p>128</text:p>
              </table:table-cell>
              <table:table-cell office:value-type="float" office:value="5.271464">
                <text:p>5.271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2.011cm" svg:y="0.407cm" chart:style-name="ch2">
          <text:p>sorting a set of 26k elements, 4 squidlets on one raspberry pi with fan, overclocking at 1.35G</text:p>
        </chart:title>
        <chart:legend chart:legend-position="end" svg:x="17.477cm" svg:y="5.741cm" style:legend-expansion="high" chart:style-name="ch3"/>
        <chart:plot-area chart:style-name="ch4" table:cell-range-address="Sheet7.A1:Sheet7.A8 Sheet7.E1:Sheet7.E1 Sheet7.F1:Sheet7.F8 Sheet7.E10:Sheet7.E10 Sheet7.F10:Sheet7.F33 Sheet7.E18:Sheet7.E18 Sheet7.E26:Sheet7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7.F1:Sheet7.F8" chart:label-cell-address="Sheet7.E1:Sheet7.E1" chart:class="chart:scatter">
            <chart:domain table:cell-range-address="Sheet7.A1:Sheet7.A8"/>
            <chart:data-point chart:repeated="8"/>
          </chart:series>
          <chart:series chart:style-name="ch11" chart:values-cell-range-address="Sheet7.F10:Sheet7.F17" chart:label-cell-address="Sheet7.E10:Sheet7.E10" chart:class="chart:scatter">
            <chart:domain table:cell-range-address="Sheet7.A10:Sheet7.A17"/>
            <chart:data-point chart:repeated="8"/>
          </chart:series>
          <chart:series chart:style-name="ch12" chart:values-cell-range-address="Sheet7.F18:Sheet7.F25" chart:label-cell-address="Sheet7.E18:Sheet7.E18" chart:class="chart:scatter">
            <chart:domain table:cell-range-address="Sheet7.A18:Sheet7.A25"/>
            <chart:data-point chart:repeated="8"/>
          </chart:series>
          <chart:series chart:style-name="ch13" chart:values-cell-range-address="Sheet7.F26:Sheet7.F33" chart:label-cell-address="Sheet7.E26:Sheet7.E26" chart:class="chart:scatter">
            <chart:domain table:cell-range-address="Sheet7.A26:Sheet7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7.E1:Sheet7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7.E10:Sheet7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7.E18:Sheet7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7.E26:Sheet7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7.A1:Sheet7.A8</svg:desc>
                </draw:g>
              </table:table-cell>
              <table:table-cell office:value-type="float" office:value="0.1460072">
                <text:p>0.1460072</text:p>
                <draw:g>
                  <svg:desc>Sheet7.F1:Sheet7.F8</svg:desc>
                </draw:g>
              </table:table-cell>
              <table:table-cell office:value-type="float" office:value="1">
                <text:p>1</text:p>
                <draw:g>
                  <svg:desc>Sheet7.A10:Sheet7.A17</svg:desc>
                </draw:g>
              </table:table-cell>
              <table:table-cell office:value-type="float" office:value="0.04763059">
                <text:p>0.04763059</text:p>
                <draw:g>
                  <svg:desc>Sheet7.F10:Sheet7.F17</svg:desc>
                </draw:g>
              </table:table-cell>
              <table:table-cell office:value-type="float" office:value="1">
                <text:p>1</text:p>
                <draw:g>
                  <svg:desc>Sheet7.A18:Sheet7.A25</svg:desc>
                </draw:g>
              </table:table-cell>
              <table:table-cell office:value-type="float" office:value="0.04771125">
                <text:p>0.04771125</text:p>
                <draw:g>
                  <svg:desc>Sheet7.F18:Sheet7.F25</svg:desc>
                </draw:g>
              </table:table-cell>
              <table:table-cell office:value-type="float" office:value="1">
                <text:p>1</text:p>
                <draw:g>
                  <svg:desc>Sheet7.A26:Sheet7.A33</svg:desc>
                </draw:g>
              </table:table-cell>
              <table:table-cell office:value-type="float" office:value="0.04754857">
                <text:p>0.04754857</text:p>
                <draw:g>
                  <svg:desc>Sheet7.F26:Sheet7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1559">
                <text:p>0.281559</text:p>
              </table:table-cell>
              <table:table-cell office:value-type="float" office:value="2">
                <text:p>2</text:p>
              </table:table-cell>
              <table:table-cell office:value-type="float" office:value="0.08021995">
                <text:p>0.08021995</text:p>
              </table:table-cell>
              <table:table-cell office:value-type="float" office:value="2">
                <text:p>2</text:p>
              </table:table-cell>
              <table:table-cell office:value-type="float" office:value="0.08008209">
                <text:p>0.08008209</text:p>
              </table:table-cell>
              <table:table-cell office:value-type="float" office:value="2">
                <text:p>2</text:p>
              </table:table-cell>
              <table:table-cell office:value-type="float" office:value="0.08053129">
                <text:p>0.0805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3068331">
                <text:p>0.53068331</text:p>
              </table:table-cell>
              <table:table-cell office:value-type="float" office:value="4">
                <text:p>4</text:p>
              </table:table-cell>
              <table:table-cell office:value-type="float" office:value="0.16065917">
                <text:p>0.16065917</text:p>
              </table:table-cell>
              <table:table-cell office:value-type="float" office:value="4">
                <text:p>4</text:p>
              </table:table-cell>
              <table:table-cell office:value-type="float" office:value="0.1602897">
                <text:p>0.1602897</text:p>
              </table:table-cell>
              <table:table-cell office:value-type="float" office:value="4">
                <text:p>4</text:p>
              </table:table-cell>
              <table:table-cell office:value-type="float" office:value="0.16002839">
                <text:p>0.16002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63308">
                <text:p>0.963308</text:p>
              </table:table-cell>
              <table:table-cell office:value-type="float" office:value="8">
                <text:p>8</text:p>
              </table:table-cell>
              <table:table-cell office:value-type="float" office:value="0.32174662">
                <text:p>0.32174662</text:p>
              </table:table-cell>
              <table:table-cell office:value-type="float" office:value="8">
                <text:p>8</text:p>
              </table:table-cell>
              <table:table-cell office:value-type="float" office:value="0.33406675">
                <text:p>0.33406675</text:p>
              </table:table-cell>
              <table:table-cell office:value-type="float" office:value="8">
                <text:p>8</text:p>
              </table:table-cell>
              <table:table-cell office:value-type="float" office:value="0.32717503">
                <text:p>0.32717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707625">
                <text:p>1.707625</text:p>
              </table:table-cell>
              <table:table-cell office:value-type="float" office:value="16">
                <text:p>16</text:p>
              </table:table-cell>
              <table:table-cell office:value-type="float" office:value="0.72208619">
                <text:p>0.72208619</text:p>
              </table:table-cell>
              <table:table-cell office:value-type="float" office:value="16">
                <text:p>16</text:p>
              </table:table-cell>
              <table:table-cell office:value-type="float" office:value="0.72647275">
                <text:p>0.72647275</text:p>
              </table:table-cell>
              <table:table-cell office:value-type="float" office:value="16">
                <text:p>16</text:p>
              </table:table-cell>
              <table:table-cell office:value-type="float" office:value="0.72315675">
                <text:p>0.7231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62431475">
                <text:p>3.62431475</text:p>
              </table:table-cell>
              <table:table-cell office:value-type="float" office:value="32">
                <text:p>32</text:p>
              </table:table-cell>
              <table:table-cell office:value-type="float" office:value="1.23591988">
                <text:p>1.23591988</text:p>
              </table:table-cell>
              <table:table-cell office:value-type="float" office:value="32">
                <text:p>32</text:p>
              </table:table-cell>
              <table:table-cell office:value-type="float" office:value="1.23607225">
                <text:p>1.23607225</text:p>
              </table:table-cell>
              <table:table-cell office:value-type="float" office:value="32">
                <text:p>32</text:p>
              </table:table-cell>
              <table:table-cell office:value-type="float" office:value="1.23649825">
                <text:p>1.23649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081824">
                <text:p>7.081824</text:p>
              </table:table-cell>
              <table:table-cell office:value-type="float" office:value="64">
                <text:p>64</text:p>
              </table:table-cell>
              <table:table-cell office:value-type="float" office:value="2.42637625">
                <text:p>2.42637625</text:p>
              </table:table-cell>
              <table:table-cell office:value-type="float" office:value="64">
                <text:p>64</text:p>
              </table:table-cell>
              <table:table-cell office:value-type="float" office:value="2.674728">
                <text:p>2.674728</text:p>
              </table:table-cell>
              <table:table-cell office:value-type="float" office:value="64">
                <text:p>64</text:p>
              </table:table-cell>
              <table:table-cell office:value-type="float" office:value="2.426782">
                <text:p>2.426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.075125">
                <text:p>14.075125</text:p>
              </table:table-cell>
              <table:table-cell office:value-type="float" office:value="128">
                <text:p>128</text:p>
              </table:table-cell>
              <table:table-cell office:value-type="float" office:value="5.9959895">
                <text:p>5.9959895</text:p>
              </table:table-cell>
              <table:table-cell office:value-type="float" office:value="128">
                <text:p>128</text:p>
              </table:table-cell>
              <table:table-cell office:value-type="float" office:value="5.9940065">
                <text:p>5.9940065</text:p>
              </table:table-cell>
              <table:table-cell office:value-type="float" office:value="128">
                <text:p>128</text:p>
              </table:table-cell>
              <table:table-cell office:value-type="float" office:value="5.967728">
                <text:p>5.967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7.158cm" svg:y="0.407cm" chart:style-name="ch2">
          <text:p>sorting a set of 26k elements, e3 2 cores</text:p>
        </chart:title>
        <chart:legend chart:legend-position="end" svg:x="17.477cm" svg:y="5.741cm" style:legend-expansion="high" chart:style-name="ch3"/>
        <chart:plot-area chart:style-name="ch4" table:cell-range-address="Sheet8.A1:Sheet8.A8 Sheet8.E1:Sheet8.E1 Sheet8.F1:Sheet8.F8 Sheet8.E10:Sheet8.E10 Sheet8.F10:Sheet8.F33 Sheet8.E18:Sheet8.E18 Sheet8.E26:Sheet8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8.F1:Sheet8.F8" chart:label-cell-address="Sheet8.E1:Sheet8.E1" chart:class="chart:scatter">
            <chart:domain table:cell-range-address="Sheet8.A1:Sheet8.A8"/>
            <chart:data-point chart:repeated="8"/>
          </chart:series>
          <chart:series chart:style-name="ch11" chart:values-cell-range-address="Sheet8.F10:Sheet8.F17" chart:label-cell-address="Sheet8.E10:Sheet8.E10" chart:class="chart:scatter">
            <chart:domain table:cell-range-address="Sheet8.A10:Sheet8.A17"/>
            <chart:data-point chart:repeated="8"/>
          </chart:series>
          <chart:series chart:style-name="ch12" chart:values-cell-range-address="Sheet8.F18:Sheet8.F25" chart:label-cell-address="Sheet8.E18:Sheet8.E18" chart:class="chart:scatter">
            <chart:domain table:cell-range-address="Sheet8.A18:Sheet8.A25"/>
            <chart:data-point chart:repeated="8"/>
          </chart:series>
          <chart:series chart:style-name="ch13" chart:values-cell-range-address="Sheet8.F26:Sheet8.F33" chart:label-cell-address="Sheet8.E26:Sheet8.E26" chart:class="chart:scatter">
            <chart:domain table:cell-range-address="Sheet8.A26:Sheet8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8.E1:Sheet8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8.E10:Sheet8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8.E18:Sheet8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8.E26:Sheet8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8.A1:Sheet8.A8</svg:desc>
                </draw:g>
              </table:table-cell>
              <table:table-cell office:value-type="float" office:value="0.13509972">
                <text:p>0.13509972</text:p>
                <draw:g>
                  <svg:desc>Sheet8.F1:Sheet8.F8</svg:desc>
                </draw:g>
              </table:table-cell>
              <table:table-cell office:value-type="float" office:value="1">
                <text:p>1</text:p>
                <draw:g>
                  <svg:desc>Sheet8.A10:Sheet8.A17</svg:desc>
                </draw:g>
              </table:table-cell>
              <table:table-cell office:value-type="float" office:value="0.08207935">
                <text:p>0.08207935</text:p>
                <draw:g>
                  <svg:desc>Sheet8.F10:Sheet8.F17</svg:desc>
                </draw:g>
              </table:table-cell>
              <table:table-cell office:value-type="float" office:value="1">
                <text:p>1</text:p>
                <draw:g>
                  <svg:desc>Sheet8.A18:Sheet8.A25</svg:desc>
                </draw:g>
              </table:table-cell>
              <table:table-cell office:value-type="float" office:value="0.08225133">
                <text:p>0.08225133</text:p>
                <draw:g>
                  <svg:desc>Sheet8.F18:Sheet8.F25</svg:desc>
                </draw:g>
              </table:table-cell>
              <table:table-cell office:value-type="float" office:value="1">
                <text:p>1</text:p>
                <draw:g>
                  <svg:desc>Sheet8.A26:Sheet8.A33</svg:desc>
                </draw:g>
              </table:table-cell>
              <table:table-cell office:value-type="float" office:value="0.08207246">
                <text:p>0.08207246</text:p>
                <draw:g>
                  <svg:desc>Sheet8.F26:Sheet8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049564">
                <text:p>0.26049564</text:p>
              </table:table-cell>
              <table:table-cell office:value-type="float" office:value="2">
                <text:p>2</text:p>
              </table:table-cell>
              <table:table-cell office:value-type="float" office:value="0.13417991">
                <text:p>0.13417991</text:p>
              </table:table-cell>
              <table:table-cell office:value-type="float" office:value="2">
                <text:p>2</text:p>
              </table:table-cell>
              <table:table-cell office:value-type="float" office:value="0.13536924">
                <text:p>0.13536924</text:p>
              </table:table-cell>
              <table:table-cell office:value-type="float" office:value="2">
                <text:p>2</text:p>
              </table:table-cell>
              <table:table-cell office:value-type="float" office:value="0.1352523">
                <text:p>0.1352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9066058">
                <text:p>0.49066058</text:p>
              </table:table-cell>
              <table:table-cell office:value-type="float" office:value="4">
                <text:p>4</text:p>
              </table:table-cell>
              <table:table-cell office:value-type="float" office:value="0.25037429">
                <text:p>0.25037429</text:p>
              </table:table-cell>
              <table:table-cell office:value-type="float" office:value="4">
                <text:p>4</text:p>
              </table:table-cell>
              <table:table-cell office:value-type="float" office:value="0.24677724">
                <text:p>0.24677724</text:p>
              </table:table-cell>
              <table:table-cell office:value-type="float" office:value="4">
                <text:p>4</text:p>
              </table:table-cell>
              <table:table-cell office:value-type="float" office:value="0.24680196">
                <text:p>0.2468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9119568">
                <text:p>0.89119568</text:p>
              </table:table-cell>
              <table:table-cell office:value-type="float" office:value="8">
                <text:p>8</text:p>
              </table:table-cell>
              <table:table-cell office:value-type="float" office:value="0.452515">
                <text:p>0.452515</text:p>
              </table:table-cell>
              <table:table-cell office:value-type="float" office:value="8">
                <text:p>8</text:p>
              </table:table-cell>
              <table:table-cell office:value-type="float" office:value="0.45229717">
                <text:p>0.45229717</text:p>
              </table:table-cell>
              <table:table-cell office:value-type="float" office:value="8">
                <text:p>8</text:p>
              </table:table-cell>
              <table:table-cell office:value-type="float" office:value="0.45340158">
                <text:p>0.45340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57464989">
                <text:p>1.57464989</text:p>
              </table:table-cell>
              <table:table-cell office:value-type="float" office:value="16">
                <text:p>16</text:p>
              </table:table-cell>
              <table:table-cell office:value-type="float" office:value="0.79915789">
                <text:p>0.79915789</text:p>
              </table:table-cell>
              <table:table-cell office:value-type="float" office:value="16">
                <text:p>16</text:p>
              </table:table-cell>
              <table:table-cell office:value-type="float" office:value="0.80074574">
                <text:p>0.80074574</text:p>
              </table:table-cell>
              <table:table-cell office:value-type="float" office:value="16">
                <text:p>16</text:p>
              </table:table-cell>
              <table:table-cell office:value-type="float" office:value="0.80011039">
                <text:p>0.8001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33851567">
                <text:p>3.33851567</text:p>
              </table:table-cell>
              <table:table-cell office:value-type="float" office:value="32">
                <text:p>32</text:p>
              </table:table-cell>
              <table:table-cell office:value-type="float" office:value="1.67333567">
                <text:p>1.67333567</text:p>
              </table:table-cell>
              <table:table-cell office:value-type="float" office:value="32">
                <text:p>32</text:p>
              </table:table-cell>
              <table:table-cell office:value-type="float" office:value="1.68029389">
                <text:p>1.68029389</text:p>
              </table:table-cell>
              <table:table-cell office:value-type="float" office:value="32">
                <text:p>32</text:p>
              </table:table-cell>
              <table:table-cell office:value-type="float" office:value="1.69488439">
                <text:p>1.69488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5368216">
                <text:p>6.5368216</text:p>
              </table:table-cell>
              <table:table-cell office:value-type="float" office:value="64">
                <text:p>64</text:p>
              </table:table-cell>
              <table:table-cell office:value-type="float" office:value="3.2605027">
                <text:p>3.2605027</text:p>
              </table:table-cell>
              <table:table-cell office:value-type="float" office:value="64">
                <text:p>64</text:p>
              </table:table-cell>
              <table:table-cell office:value-type="float" office:value="3.2569597">
                <text:p>3.2569597</text:p>
              </table:table-cell>
              <table:table-cell office:value-type="float" office:value="64">
                <text:p>64</text:p>
              </table:table-cell>
              <table:table-cell office:value-type="float" office:value="3.247765">
                <text:p>3.24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.97978367">
                <text:p>12.97978367</text:p>
              </table:table-cell>
              <table:table-cell office:value-type="float" office:value="128">
                <text:p>128</text:p>
              </table:table-cell>
              <table:table-cell office:value-type="float" office:value="6.4499805">
                <text:p>6.4499805</text:p>
              </table:table-cell>
              <table:table-cell office:value-type="float" office:value="128">
                <text:p>128</text:p>
              </table:table-cell>
              <table:table-cell office:value-type="float" office:value="6.44197533">
                <text:p>6.44197533</text:p>
              </table:table-cell>
              <table:table-cell office:value-type="float" office:value="128">
                <text:p>128</text:p>
              </table:table-cell>
              <table:table-cell office:value-type="float" office:value="6.4488695">
                <text:p>6.44886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9.A1:Sheet9.A8 Sheet9.E1:Sheet9.E1 Sheet9.F1:Sheet9.F8 Sheet9.E10:Sheet9.E10 Sheet9.F10:Sheet9.F33 Sheet9.E18:Sheet9.E18 Sheet9.E26:Sheet9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9.F1:Sheet9.F8" chart:label-cell-address="Sheet9.E1:Sheet9.E1" chart:class="chart:scatter">
            <chart:domain table:cell-range-address="Sheet9.A1:Sheet9.A8"/>
            <chart:data-point chart:repeated="8"/>
          </chart:series>
          <chart:series chart:style-name="ch10" chart:values-cell-range-address="Sheet9.F10:Sheet9.F17" chart:label-cell-address="Sheet9.E10:Sheet9.E10" chart:class="chart:scatter">
            <chart:domain table:cell-range-address="Sheet9.A10:Sheet9.A17"/>
            <chart:data-point chart:repeated="8"/>
          </chart:series>
          <chart:series chart:style-name="ch11" chart:values-cell-range-address="Sheet9.F18:Sheet9.F25" chart:label-cell-address="Sheet9.E18:Sheet9.E18" chart:class="chart:scatter">
            <chart:domain table:cell-range-address="Sheet9.A18:Sheet9.A25"/>
            <chart:data-point chart:repeated="8"/>
          </chart:series>
          <chart:series chart:style-name="ch12" chart:values-cell-range-address="Sheet9.F26:Sheet9.F33" chart:label-cell-address="Sheet9.E26:Sheet9.E26" chart:class="chart:scatter">
            <chart:domain table:cell-range-address="Sheet9.A26:Sheet9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9.E1:Sheet9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9.E10:Sheet9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9.E18:Sheet9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9.E26:Sheet9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9.A1:Sheet9.A8</svg:desc>
                </draw:g>
              </table:table-cell>
              <table:table-cell office:value-type="float" office:value="0.14217625">
                <text:p>0.14217625</text:p>
                <draw:g>
                  <svg:desc>Sheet9.F1:Sheet9.F8</svg:desc>
                </draw:g>
              </table:table-cell>
              <table:table-cell office:value-type="float" office:value="1">
                <text:p>1</text:p>
                <draw:g>
                  <svg:desc>Sheet9.A10:Sheet9.A17</svg:desc>
                </draw:g>
              </table:table-cell>
              <table:table-cell office:value-type="float" office:value="0.04643546">
                <text:p>0.04643546</text:p>
                <draw:g>
                  <svg:desc>Sheet9.F10:Sheet9.F17</svg:desc>
                </draw:g>
              </table:table-cell>
              <table:table-cell office:value-type="float" office:value="1">
                <text:p>1</text:p>
                <draw:g>
                  <svg:desc>Sheet9.A18:Sheet9.A25</svg:desc>
                </draw:g>
              </table:table-cell>
              <table:table-cell office:value-type="float" office:value="0.04523397">
                <text:p>0.04523397</text:p>
                <draw:g>
                  <svg:desc>Sheet9.F18:Sheet9.F25</svg:desc>
                </draw:g>
              </table:table-cell>
              <table:table-cell office:value-type="float" office:value="1">
                <text:p>1</text:p>
                <draw:g>
                  <svg:desc>Sheet9.A26:Sheet9.A33</svg:desc>
                </draw:g>
              </table:table-cell>
              <table:table-cell office:value-type="float" office:value="0.04581671">
                <text:p>0.04581671</text:p>
                <draw:g>
                  <svg:desc>Sheet9.F26:Sheet9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254916">
                <text:p>0.27254916</text:p>
              </table:table-cell>
              <table:table-cell office:value-type="float" office:value="2">
                <text:p>2</text:p>
              </table:table-cell>
              <table:table-cell office:value-type="float" office:value="0.07761955">
                <text:p>0.07761955</text:p>
              </table:table-cell>
              <table:table-cell office:value-type="float" office:value="2">
                <text:p>2</text:p>
              </table:table-cell>
              <table:table-cell office:value-type="float" office:value="0.07752202">
                <text:p>0.07752202</text:p>
              </table:table-cell>
              <table:table-cell office:value-type="float" office:value="2">
                <text:p>2</text:p>
              </table:table-cell>
              <table:table-cell office:value-type="float" office:value="0.07801049">
                <text:p>0.07801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1365947">
                <text:p>0.51365947</text:p>
              </table:table-cell>
              <table:table-cell office:value-type="float" office:value="4">
                <text:p>4</text:p>
              </table:table-cell>
              <table:table-cell office:value-type="float" office:value="0.15964369">
                <text:p>0.15964369</text:p>
              </table:table-cell>
              <table:table-cell office:value-type="float" office:value="4">
                <text:p>4</text:p>
              </table:table-cell>
              <table:table-cell office:value-type="float" office:value="0.15899292">
                <text:p>0.15899292</text:p>
              </table:table-cell>
              <table:table-cell office:value-type="float" office:value="4">
                <text:p>4</text:p>
              </table:table-cell>
              <table:table-cell office:value-type="float" office:value="0.15872773">
                <text:p>0.15872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262812">
                <text:p>0.93262812</text:p>
              </table:table-cell>
              <table:table-cell office:value-type="float" office:value="8">
                <text:p>8</text:p>
              </table:table-cell>
              <table:table-cell office:value-type="float" office:value="0.32639125">
                <text:p>0.32639125</text:p>
              </table:table-cell>
              <table:table-cell office:value-type="float" office:value="8">
                <text:p>8</text:p>
              </table:table-cell>
              <table:table-cell office:value-type="float" office:value="0.31345547">
                <text:p>0.31345547</text:p>
              </table:table-cell>
              <table:table-cell office:value-type="float" office:value="8">
                <text:p>8</text:p>
              </table:table-cell>
              <table:table-cell office:value-type="float" office:value="0.31950291">
                <text:p>0.31950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5476462">
                <text:p>1.65476462</text:p>
              </table:table-cell>
              <table:table-cell office:value-type="float" office:value="16">
                <text:p>16</text:p>
              </table:table-cell>
              <table:table-cell office:value-type="float" office:value="0.72198144">
                <text:p>0.72198144</text:p>
              </table:table-cell>
              <table:table-cell office:value-type="float" office:value="16">
                <text:p>16</text:p>
              </table:table-cell>
              <table:table-cell office:value-type="float" office:value="0.71996469">
                <text:p>0.71996469</text:p>
              </table:table-cell>
              <table:table-cell office:value-type="float" office:value="16">
                <text:p>16</text:p>
              </table:table-cell>
              <table:table-cell office:value-type="float" office:value="0.72205781">
                <text:p>0.72205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146255">
                <text:p>3.5146255</text:p>
              </table:table-cell>
              <table:table-cell office:value-type="float" office:value="32">
                <text:p>32</text:p>
              </table:table-cell>
              <table:table-cell office:value-type="float" office:value="1.24727988">
                <text:p>1.24727988</text:p>
              </table:table-cell>
              <table:table-cell office:value-type="float" office:value="32">
                <text:p>32</text:p>
              </table:table-cell>
              <table:table-cell office:value-type="float" office:value="1.24624762">
                <text:p>1.24624762</text:p>
              </table:table-cell>
              <table:table-cell office:value-type="float" office:value="32">
                <text:p>32</text:p>
              </table:table-cell>
              <table:table-cell office:value-type="float" office:value="1.23909512">
                <text:p>1.23909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86092">
                <text:p>6.86092</text:p>
              </table:table-cell>
              <table:table-cell office:value-type="float" office:value="64">
                <text:p>64</text:p>
              </table:table-cell>
              <table:table-cell office:value-type="float" office:value="2.450052">
                <text:p>2.450052</text:p>
              </table:table-cell>
              <table:table-cell office:value-type="float" office:value="64">
                <text:p>64</text:p>
              </table:table-cell>
              <table:table-cell office:value-type="float" office:value="2.45029">
                <text:p>2.45029</text:p>
              </table:table-cell>
              <table:table-cell office:value-type="float" office:value="64">
                <text:p>64</text:p>
              </table:table-cell>
              <table:table-cell office:value-type="float" office:value="3.00383775">
                <text:p>3.00383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637441">
                <text:p>13.637441</text:p>
              </table:table-cell>
              <table:table-cell office:value-type="float" office:value="128">
                <text:p>128</text:p>
              </table:table-cell>
              <table:table-cell office:value-type="float" office:value="6.0641825">
                <text:p>6.0641825</text:p>
              </table:table-cell>
              <table:table-cell office:value-type="float" office:value="128">
                <text:p>128</text:p>
              </table:table-cell>
              <table:table-cell office:value-type="float" office:value="6.0660975">
                <text:p>6.0660975</text:p>
              </table:table-cell>
              <table:table-cell office:value-type="float" office:value="128">
                <text:p>128</text:p>
              </table:table-cell>
              <table:table-cell office:value-type="float" office:value="6.0357805">
                <text:p>6.03578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